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381cm" fo:margin-left="-0.191cm" fo:margin-top="0cm" fo:margin-bottom="0cm" table:align="left"/>
    </style:style>
    <style:style style:name="Table1.A" style:family="table-column">
      <style:table-column-properties style:column-width="7.668cm"/>
    </style:style>
    <style:style style:name="Table1.B" style:family="table-column">
      <style:table-column-properties style:column-width="4.602cm"/>
    </style:style>
    <style:style style:name="Table1.C" style:family="table-column">
      <style:table-column-properties style:column-width="5.112cm"/>
    </style:style>
    <style:style style:name="Table1.1" style:family="table-row">
      <style:table-row-properties style:min-row-height="1.058cm"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1.B1" style:family="table-cell">
      <style:table-cell-properties fo:padding-left="0.191cm" fo:padding-right="0.191cm" fo:padding-top="0cm" fo:padding-bottom="0cm" fo:border-left="none" fo:border-right="none" fo:border-top="none" fo:border-bottom="0.5pt solid #000001"/>
    </style:style>
    <style:style style:name="Table1.B2" style:family="table-cell">
      <style:table-cell-properties fo:padding-left="0.191cm" fo:padding-right="0.191cm" fo:padding-top="0cm" fo:padding-bottom="0cm" fo:border-left="none" fo:border-right="none" fo:border-top="0.5pt solid #000001" fo:border-bottom="0.5pt solid #000001"/>
    </style:style>
    <style:style style:name="Table2" style:family="table">
      <style:table-properties style:width="17cm" fo:margin-left="-0.206cm" fo:margin-top="0cm" fo:margin-bottom="0cm" table:align="left"/>
    </style:style>
    <style:style style:name="Table2.A" style:family="table-column">
      <style:table-column-properties style:column-width="9.209cm"/>
    </style:style>
    <style:style style:name="Table2.B" style:family="table-column">
      <style:table-column-properties style:column-width="7.791cm"/>
    </style:style>
    <style:style style:name="Table2.1" style:family="table-row">
      <style:table-row-properties style:min-row-height="0.988cm" fo:keep-together="auto"/>
    </style:style>
    <style:style style:name="Table2.A1" style:family="table-cell">
      <style:table-cell-properties style:vertical-align="" fo:padding="0.176cm" fo:border="1pt solid #000001"/>
    </style:style>
    <style:style style:name="Table2.2" style:family="table-row">
      <style:table-row-properties fo:keep-together="auto"/>
    </style:style>
    <style:style style:name="Table2.3" style:family="table-row">
      <style:table-row-properties fo:keep-together="auto"/>
    </style:style>
    <style:style style:name="Table2.4" style:family="table-row">
      <style:table-row-properties style:min-row-height="1.439cm" fo:keep-together="auto"/>
    </style:style>
    <style:style style:name="Table2.A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P1" style:family="paragraph" style:parent-style-name="Standard">
      <style:paragraph-properties fo:margin-left="0cm" fo:margin-right="0cm" fo:margin-top="0.75cm" fo:margin-bottom="0cm" loext:contextual-spacing="false" fo:line-height="100%" fo:text-align="end" style:justify-single-word="false" fo:text-indent="0cm" style:auto-text-indent="false" fo:break-before="page" fo:padding="0cm" fo:border="none"/>
      <style:text-properties style:text-position="0% 100%" style:font-name="Times New Roman" fo:font-size="12pt" fo:font-weight="normal" style:font-name-asian="Times New Roman1" style:font-size-asian="12pt" style:font-weight-asian="normal" style:font-name-complex="Times New Roman1" style:font-size-complex="12pt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padding="0cm" fo:border="none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padding="0cm" fo:border="none"/>
      <style:text-properties officeooo:paragraph-rsid="0010e3bd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padding="0cm" fo:border="none"/>
      <style:text-properties officeooo:paragraph-rsid="0014f19c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padding="0cm" fo:border="none"/>
      <style:text-properties officeooo:paragraph-rsid="001b845c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padding="0cm" fo:border="none"/>
      <style:text-properties officeooo:paragraph-rsid="001d7a57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padding="0cm" fo:border="none"/>
      <style:text-properties officeooo:paragraph-rsid="001edc5d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padding="0cm" fo:border="none"/>
      <style:text-properties style:font-name="Courier New" fo:font-size="10pt" style:font-name-asian="Courier New1" style:font-size-asian="10pt" style:font-name-complex="Courier New1" style:font-size-complex="10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padding="0cm" fo:border="none"/>
      <style:text-properties fo:font-variant="normal" fo:text-transform="none" style:text-position="0% 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padding="0cm" fo:border="non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padding="0cm" fo:border="none"/>
      <style:text-properties style:use-window-font-color="true" officeooo:paragraph-rsid="0010e3bd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20%" fo:text-align="justify" style:justify-single-word="false" fo:orphans="2" fo:widows="2" fo:text-indent="0cm" style:auto-text-indent="false" fo:padding="0cm" fo:border="none" style:vertical-align="auto"/>
      <style:text-properties officeooo:paragraph-rsid="002470e2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padding="0cm" fo:border="none"/>
      <style:text-properties officeooo:rsid="001d7a57" officeooo:paragraph-rsid="001d7a57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padding="0cm" fo:border="none"/>
      <style:text-properties style:text-position="0% 100%" style:font-name="Times New Roman" fo:font-size="14pt" fo:font-weight="normal" style:font-name-asian="Times New Roman1" style:font-size-asian="14pt" style:font-weight-asian="normal" style:font-name-complex="Times New Roman1" style:font-size-complex="14pt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padding="0cm" fo:border="none"/>
      <style:text-properties officeooo:rsid="002a2700" officeooo:paragraph-rsid="002a2700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padding="0cm" fo:border="none"/>
      <style:text-properties fo:color="#000000" style:font-name="Times New Roman" fo:font-size="14pt" officeooo:rsid="001d7a57" officeooo:paragraph-rsid="001d7a57" style:font-name-asian="Times New Roman1" style:font-size-asian="14pt" style:font-name-complex="Times New Roman1" style:font-size-complex="14p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padding="0cm" fo:border="none"/>
      <style:text-properties fo:color="#000000" style:font-name="Times New Roman" fo:font-size="14pt" officeooo:rsid="001d7a57" officeooo:paragraph-rsid="001edc5d" style:font-name-asian="Times New Roman1" style:font-size-asian="14pt" style:font-name-complex="Times New Roman1" style:font-size-complex="14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imes New Roman" fo:font-size="14pt" officeooo:rsid="001ed491" officeooo:paragraph-rsid="001ed491" style:font-name-asian="Times New Roman1" style:font-size-asian="14pt" style:font-name-complex="Times New Roman1" style:font-size-complex="14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imes New Roman" fo:font-size="14pt" officeooo:rsid="001ff409" officeooo:paragraph-rsid="001ff409" style:font-name-asian="Times New Roman1" style:font-size-asian="14pt" style:font-name-complex="Times New Roman1" style:font-size-complex="14pt"/>
    </style:style>
    <style:style style:name="P21" style:family="paragraph" style:parent-style-name="Preformatted_20_Text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padding="0cm" fo:border="none"/>
      <style:text-properties officeooo:rsid="001d7a57" officeooo:paragraph-rsid="001d7a57"/>
    </style:style>
    <style:style style:name="P22" style:family="paragraph" style:parent-style-name="Preformatted_20_Text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fo:padding="0cm" fo:border="none"/>
      <style:text-properties officeooo:paragraph-rsid="001ed491"/>
    </style:style>
    <style:style style:name="P23" style:family="paragraph" style:parent-style-name="Preformatted_20_Text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padding="0cm" fo:border="none"/>
      <style:text-properties fo:color="#800080" officeooo:paragraph-rsid="001d7a57"/>
    </style:style>
    <style:style style:name="P24" style:family="paragraph" style:parent-style-name="Preformatted_20_Text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padding="0cm" fo:border="none"/>
      <style:text-properties fo:color="#800080" officeooo:paragraph-rsid="001edc5d"/>
    </style:style>
    <style:style style:name="P25" style:family="paragraph" style:parent-style-name="Preformatted_20_Text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fo:padding="0cm" fo:border="none"/>
      <style:text-properties officeooo:rsid="001edc5d" officeooo:paragraph-rsid="001edc5d"/>
    </style:style>
    <style:style style:name="P26" style:family="paragraph" style:parent-style-name="Preformatted_20_Text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padding="0cm" fo:border="none"/>
      <style:text-properties fo:color="#000000" style:font-name="Times New Roman" fo:font-size="14pt" officeooo:rsid="001d7a57" officeooo:paragraph-rsid="001edc5d" style:font-name-asian="Times New Roman1" style:font-size-asian="14pt" style:font-name-complex="Times New Roman1" style:font-size-complex="14pt"/>
    </style:style>
    <style:style style:name="P27" style:family="paragraph" style:parent-style-name="Preformatted_20_Text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padding="0cm" fo:border="none"/>
      <style:text-properties fo:color="#000000" style:font-name="Times New Roman" fo:font-size="14pt" officeooo:rsid="001d7a57" officeooo:paragraph-rsid="001d7a57" style:font-name-asian="Times New Roman1" style:font-size-asian="14pt" style:font-name-complex="Times New Roman1" style:font-size-complex="14pt"/>
    </style:style>
    <style:style style:name="P28" style:family="paragraph" style:parent-style-name="Preformatted_20_Text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padding="0cm" fo:border="none"/>
      <style:text-properties fo:color="#000000" style:font-name="Times New Roman" fo:font-size="14pt" officeooo:rsid="001ed491" officeooo:paragraph-rsid="001ed491" style:font-name-asian="Times New Roman1" style:font-size-asian="14pt" style:font-name-complex="Times New Roman1" style:font-size-complex="14pt"/>
    </style:style>
    <style:style style:name="P29" style:family="paragraph" style:parent-style-name="Preformatted_20_Text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padding="0cm" fo:border="none"/>
      <style:text-properties fo:color="#000000" style:font-name="Times New Roman" fo:font-size="14pt" officeooo:rsid="001ed491" officeooo:paragraph-rsid="001edc5d" style:font-name-asian="Times New Roman1" style:font-size-asian="14pt" style:font-name-complex="Times New Roman1" style:font-size-complex="14pt"/>
    </style:style>
    <style:style style:name="P30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3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8000" fo:font-size="10pt" style:font-size-asian="10pt" style:font-size-complex="10pt"/>
    </style:style>
    <style:style style:name="P32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fo:font-size="10pt" style:font-size-asian="10pt" style:font-size-complex="10pt"/>
    </style:style>
    <style:style style:name="P33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P34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font-size="10pt" officeooo:paragraph-rsid="002ab84d" style:font-size-asian="10pt" style:font-size-complex="10pt"/>
    </style:style>
    <style:style style:name="P35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fo:color="#000000" fo:font-size="10pt" style:font-size-asian="10pt" style:font-size-complex="10pt"/>
    </style:style>
    <style:style style:name="P36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fo:font-size="10pt" style:font-size-asian="10pt" style:font-size-complex="10pt"/>
    </style:style>
    <style:style style:name="P37" style:family="paragraph" style:parent-style-name="Standard">
      <style:paragraph-properties fo:margin-top="0cm" fo:margin-bottom="0cm" loext:contextual-spacing="false" fo:line-height="100%" fo:text-align="center" style:justify-single-word="false" fo:padding="0cm" fo:border="none">
        <style:tab-stops>
          <style:tab-stop style:position="17.002cm" style:type="right"/>
        </style:tab-stops>
      </style:paragraph-properties>
      <style:text-properties fo:background-color="transparent"/>
    </style:style>
    <style:style style:name="P38" style:family="paragraph" style:parent-style-name="Standard">
      <style:paragraph-properties fo:margin-top="0cm" fo:margin-bottom="0cm" loext:contextual-spacing="false" fo:line-height="100%" fo:padding="0cm" fo:border="none"/>
    </style:style>
    <style:style style:name="P39" style:family="paragraph" style:parent-style-name="Standard">
      <style:paragraph-properties fo:margin-top="0cm" fo:margin-bottom="0cm" loext:contextual-spacing="false" fo:line-height="100%" fo:text-align="center" style:justify-single-word="false" fo:padding="0cm" fo:border="none"/>
    </style:style>
    <style:style style:name="P40" style:family="paragraph" style:parent-style-name="Standard">
      <style:paragraph-properties fo:margin-top="0cm" fo:margin-bottom="0cm" loext:contextual-spacing="false" fo:line-height="150%" fo:text-align="center" style:justify-single-word="false" fo:padding="0cm" fo:border="none"/>
    </style:style>
    <style:style style:name="P41" style:family="paragraph" style:parent-style-name="Standard">
      <style:paragraph-properties fo:margin-top="0cm" fo:margin-bottom="0cm" loext:contextual-spacing="false" fo:line-height="150%" fo:text-align="center" style:justify-single-word="false" fo:padding="0cm" fo:border="none"/>
      <style:text-properties officeooo:paragraph-rsid="000ffa94"/>
    </style:style>
    <style:style style:name="P42" style:family="paragraph" style:parent-style-name="Standard">
      <style:paragraph-properties fo:margin-top="0cm" fo:margin-bottom="0cm" loext:contextual-spacing="false" fo:line-height="150%" fo:text-align="center" style:justify-single-word="false" fo:padding="0cm" fo:border="none"/>
      <style:text-properties fo:font-variant="normal" fo:text-transform="none" style:text-position="0% 100%" style:font-name="Times New Roman" fo:font-size="14pt" fo:font-weight="normal" style:font-name-asian="Times New Roman1" style:font-size-asian="14pt" style:font-weight-asian="normal" style:font-name-complex="Times New Roman1" style:font-size-complex="14pt"/>
    </style:style>
    <style:style style:name="P43" style:family="paragraph" style:parent-style-name="Standard">
      <style:paragraph-properties fo:margin-top="0cm" fo:margin-bottom="0cm" loext:contextual-spacing="false" fo:line-height="150%" fo:text-align="center" style:justify-single-word="false" fo:padding="0cm" fo:border="none"/>
      <style:text-properties style:text-position="0% 100%" style:font-name="Times New Roman" fo:font-size="14pt" fo:font-weight="normal" style:font-name-asian="Times New Roman1" style:font-size-asian="14pt" style:font-weight-asian="normal" style:font-name-complex="Times New Roman1" style:font-size-complex="14pt"/>
    </style:style>
    <style:style style:name="P44" style:family="paragraph" style:parent-style-name="Standard">
      <style:paragraph-properties fo:margin-top="0cm" fo:margin-bottom="0cm" loext:contextual-spacing="false" fo:line-height="150%" fo:text-align="start" style:justify-single-word="false" fo:padding="0cm" fo:border="none"/>
      <style:text-properties style:text-position="0% 100%" style:font-name="Times New Roman" fo:font-size="14pt" fo:font-weight="normal" style:font-name-asian="Times New Roman1" style:font-size-asian="14pt" style:font-weight-asian="normal" style:font-name-complex="Times New Roman1" style:font-size-complex="14pt"/>
    </style:style>
    <style:style style:name="P45" style:family="paragraph" style:parent-style-name="Standard">
      <style:paragraph-properties fo:margin-top="0cm" fo:margin-bottom="0cm" loext:contextual-spacing="false" fo:line-height="100%" fo:padding="0cm" fo:border="none"/>
      <style:text-properties style:text-position="0% 100%" style:font-name="Times New Roman" fo:font-size="14pt" fo:font-weight="normal" style:font-name-asian="Times New Roman1" style:font-size-asian="14pt" style:font-weight-asian="normal" style:font-name-complex="Times New Roman1" style:font-size-complex="14pt"/>
    </style:style>
    <style:style style:name="P46" style:family="paragraph" style:parent-style-name="Standard">
      <style:paragraph-properties fo:margin-top="0cm" fo:margin-bottom="0cm" loext:contextual-spacing="false" fo:line-height="150%" fo:text-align="center" style:justify-single-word="false" fo:padding="0cm" fo:border="none"/>
      <style:text-properties fo:font-variant="small-caps" style:text-position="0% 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47" style:family="paragraph" style:parent-style-name="Standard">
      <style:paragraph-properties fo:margin-top="0cm" fo:margin-bottom="0cm" loext:contextual-spacing="false" fo:line-height="150%" fo:text-align="justify" style:justify-single-word="false" fo:padding="0cm" fo:border="non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8" style:family="paragraph" style:parent-style-name="Standard">
      <style:paragraph-properties fo:margin-top="0cm" fo:margin-bottom="0cm" loext:contextual-spacing="false" fo:line-height="150%" fo:text-align="justify" style:justify-single-word="false" fo:padding="0cm" fo:border="none"/>
      <style:text-properties style:font-name="Times New Roman" fo:font-size="14pt" officeooo:paragraph-rsid="001d7a57" style:font-name-asian="Times New Roman1" style:font-size-asian="14pt" style:font-name-complex="Times New Roman1" style:font-size-complex="14pt"/>
    </style:style>
    <style:style style:name="P49" style:family="paragraph" style:parent-style-name="Standard">
      <style:paragraph-properties fo:margin-top="0cm" fo:margin-bottom="0cm" loext:contextual-spacing="false" fo:line-height="150%" fo:text-align="justify" style:justify-single-word="false" fo:padding="0cm" fo:border="none"/>
      <style:text-properties style:font-name="Times New Roman" fo:font-size="14pt" officeooo:rsid="001b845c" officeooo:paragraph-rsid="001b845c" style:font-name-asian="Times New Roman1" style:font-size-asian="14pt" style:font-name-complex="Times New Roman1" style:font-size-complex="14pt"/>
    </style:style>
    <style:style style:name="P50" style:family="paragraph" style:parent-style-name="Standard">
      <style:paragraph-properties fo:margin-top="0cm" fo:margin-bottom="0cm" loext:contextual-spacing="false" fo:line-height="150%" fo:text-align="center" style:justify-single-word="false" fo:padding="0cm" fo:border="none"/>
      <style:text-properties style:font-name="Times New Roman" fo:font-size="14pt" fo:font-weight="bold" officeooo:rsid="000ffa94" officeooo:paragraph-rsid="000ffa94" style:font-name-asian="Times New Roman1" style:font-size-asian="14pt" style:font-weight-asian="bold" style:font-name-complex="Times New Roman1" style:font-size-complex="14pt"/>
    </style:style>
    <style:style style:name="P51" style:family="paragraph" style:parent-style-name="Standard">
      <style:paragraph-properties fo:margin-top="0cm" fo:margin-bottom="0cm" loext:contextual-spacing="false" fo:line-height="100%" fo:text-align="center" style:justify-single-word="false" fo:padding="0cm" fo:border="none"/>
      <style:text-properties style:use-window-font-color="true" style:text-position="0% 100%" style:font-name="Times New Roman" fo:font-size="14pt" fo:font-weight="normal" officeooo:rsid="000ffa94" officeooo:paragraph-rsid="000ffa94" style:font-name-asian="Times New Roman1" style:font-size-asian="14pt" style:font-weight-asian="normal" style:font-name-complex="Times New Roman1" style:font-size-complex="14pt"/>
    </style:style>
    <style:style style:name="P52" style:family="paragraph" style:parent-style-name="Standard">
      <style:paragraph-properties fo:margin-top="0cm" fo:margin-bottom="0cm" loext:contextual-spacing="false" fo:line-height="150%" fo:text-align="center" style:justify-single-word="false" fo:padding="0cm" fo:border="none"/>
      <style:text-properties style:use-window-font-color="true" style:text-position="0% 100%" style:font-name="Times New Roman" fo:font-size="14pt" fo:font-weight="normal" style:font-name-asian="Times New Roman1" style:font-size-asian="14pt" style:font-weight-asian="normal" style:font-name-complex="Times New Roman1" style:font-size-complex="14pt"/>
    </style:style>
    <style:style style:name="P53" style:family="paragraph" style:parent-style-name="Standard">
      <style:paragraph-properties fo:margin-top="0cm" fo:margin-bottom="1.251cm" loext:contextual-spacing="false" fo:line-height="100%" fo:padding="0cm" fo:border="none"/>
      <style:text-properties style:text-position="0% 100%" style:font-name="Times New Roman" fo:font-size="12pt" fo:font-weight="normal" style:font-name-asian="Times New Roman1" style:font-size-asian="12pt" style:font-weight-asian="normal" style:font-name-complex="Times New Roman1" style:font-size-complex="12pt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fo:padding="0cm" fo:border="none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fo:padding="0cm" fo:border="none"/>
      <style:text-properties officeooo:paragraph-rsid="0016c9ac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fo:padding="0cm" fo:border="none"/>
      <style:text-properties officeooo:paragraph-rsid="001b845c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fo:padding="0cm" fo:border="none"/>
      <style:text-properties officeooo:paragraph-rsid="002a2700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fo:padding="0cm" fo:border="none"/>
      <style:text-properties fo:color="#ff0000" style:font-name="Times New Roman" fo:font-size="14pt" style:font-name-asian="Times New Roman1" style:font-size-asian="14pt" style:font-name-complex="Times New Roman1" style:font-size-complex="14pt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fo:padding="0cm" fo:border="none"/>
      <style:text-properties style:font-name="Courier New" fo:font-size="10pt" officeooo:paragraph-rsid="0018640a" style:font-name-asian="Courier New1" style:font-size-asian="10pt" style:font-name-complex="Courier New1" style:font-size-complex="10pt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fo:padding="0cm" fo:border="none"/>
      <style:text-properties style:font-name="Courier New" fo:font-size="10pt" officeooo:rsid="0018640a" officeooo:paragraph-rsid="0018640a" style:font-name-asian="Courier New1" style:font-size-asian="10pt" style:font-name-complex="Courier New1" style:font-size-complex="10pt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fo:padding="0cm" fo:border="none"/>
      <style:text-properties style:text-position="0% 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fo:padding="0cm" fo:border="none"/>
      <style:text-properties style:text-position="0% 100%" style:font-name="Times New Roman" fo:font-size="14pt" fo:font-weight="normal" style:font-name-asian="Times New Roman1" style:font-size-asian="14pt" style:font-weight-asian="normal" style:font-name-complex="Times New Roman1" style:font-size-complex="14pt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fo:padding="0cm" fo:border="non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fo:padding="0cm" fo:border="none"/>
      <style:text-properties style:font-name="Times New Roman" fo:font-size="14pt" officeooo:paragraph-rsid="0018640a" style:font-name-asian="Times New Roman1" style:font-size-asian="14pt" style:font-name-complex="Times New Roman1" style:font-size-complex="14pt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fo:padding="0cm" fo:border="none"/>
      <style:text-properties style:font-name="Times New Roman" fo:font-size="14pt" officeooo:paragraph-rsid="0016c9ac" style:font-name-asian="Times New Roman1" style:font-size-asian="14pt" style:font-name-complex="Times New Roman1" style:font-size-complex="14pt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fo:padding="0cm" fo:border="none"/>
      <style:text-properties style:font-name="Times New Roman" fo:font-size="14pt" officeooo:rsid="0018640a" officeooo:paragraph-rsid="0018640a" style:font-name-asian="Times New Roman1" style:font-size-asian="14pt" style:font-name-complex="Times New Roman1" style:font-size-complex="14pt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fo:padding="0cm" fo:border="non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fo:padding="0cm" fo:border="none"/>
      <style:text-properties style:use-window-font-color="true" style:font-name="Times New Roman" fo:font-size="14pt" officeooo:paragraph-rsid="000ffa94" style:font-name-asian="Times New Roman1" style:font-size-asian="14pt" style:font-name-complex="Times New Roman1" style:font-size-complex="14pt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fo:padding="0cm" fo:border="none"/>
      <style:text-properties style:use-window-font-color="true" style:font-name="Times New Roman" fo:font-size="14pt" officeooo:rsid="002a2700" officeooo:paragraph-rsid="002a2700" style:font-name-asian="Times New Roman1" style:font-size-asian="14pt" style:font-name-complex="Times New Roman1" style:font-size-complex="14pt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fo:padding="0cm" fo:border="none"/>
      <style:text-properties style:use-window-font-color="true" fo:font-style="normal" officeooo:rsid="0014f19c" officeooo:paragraph-rsid="0014f19c" style:font-style-asian="normal" style:font-style-complex="normal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fo:break-before="page" fo:padding="0cm" fo:border="none"/>
      <style:text-properties style:text-position="0% 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fo:break-before="page" fo:padding="0cm" fo:border="non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73" style:family="paragraph" style:parent-style-name="Standard">
      <style:paragraph-properties fo:margin-left="0cm" fo:margin-right="0cm" fo:line-height="120%" fo:text-align="justify" style:justify-single-word="false" fo:orphans="2" fo:widows="2" fo:text-indent="1cm" style:auto-text-indent="false" style:vertical-align="auto"/>
      <style:text-properties officeooo:paragraph-rsid="0010e3bd"/>
    </style:style>
    <style:style style:name="P74" style:family="paragraph" style:parent-style-name="Standard">
      <style:paragraph-properties fo:margin-left="0cm" fo:margin-right="0cm" fo:line-height="120%" fo:text-align="justify" style:justify-single-word="false" fo:orphans="2" fo:widows="2" fo:text-indent="1cm" style:auto-text-indent="false" style:vertical-align="auto"/>
      <style:text-properties style:font-name="Times New Roman" fo:font-size="14pt" fo:font-style="italic" officeooo:paragraph-rsid="0010e3bd" style:font-size-asian="14pt" style:font-style-asian="italic"/>
    </style:style>
    <style:style style:name="P75" style:family="paragraph" style:parent-style-name="Standard">
      <style:paragraph-properties fo:margin-left="2.54cm" fo:margin-right="0cm" fo:line-height="120%" fo:text-align="justify" style:justify-single-word="false" fo:orphans="2" fo:widows="2" fo:text-indent="1.27cm" style:auto-text-indent="false" style:vertical-align="auto"/>
      <style:text-properties officeooo:paragraph-rsid="0010e3bd"/>
    </style:style>
    <style:style style:name="P7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7cm" style:auto-text-indent="false" fo:padding="0cm" fo:border="none"/>
      <style:text-properties style:font-name="Times New Roman" fo:font-size="14pt" officeooo:rsid="001b845c" officeooo:paragraph-rsid="001b845c" style:font-name-asian="Times New Roman1" style:font-size-asian="14pt" style:font-name-complex="Times New Roman1" style:font-size-complex="14pt"/>
    </style:style>
    <style:style style:name="P77" style:family="paragraph" style:parent-style-name="Standard" style:list-style-name="WWNum1" style:master-page-name="">
      <loext:graphic-properties draw:fill="none"/>
      <style:paragraph-properties fo:margin-left="0cm" fo:margin-right="0cm" fo:line-height="120%" fo:text-align="start" style:justify-single-word="false" fo:orphans="0" fo:widows="0" fo:text-indent="0cm" style:auto-text-indent="false" style:page-number="auto" fo:background-color="transparent" style:vertical-align="auto">
        <style:tab-stops>
          <style:tab-stop style:position="0cm"/>
        </style:tab-stops>
      </style:paragraph-properties>
      <style:text-properties style:font-name="Times New Roman" fo:font-size="14pt" officeooo:paragraph-rsid="0010e3bd" style:font-size-asian="14pt"/>
    </style:style>
    <style:style style:name="P78" style:family="paragraph" style:parent-style-name="Standard" style:list-style-name="WWNum1">
      <style:paragraph-properties fo:margin-left="0cm" fo:margin-right="0cm" fo:line-height="120%" fo:text-align="start" style:justify-single-word="false" fo:orphans="0" fo:widows="0" fo:text-indent="0cm" style:auto-text-indent="false" style:vertical-align="auto">
        <style:tab-stops>
          <style:tab-stop style:position="0.501cm"/>
          <style:tab-stop style:position="2cm"/>
        </style:tab-stops>
      </style:paragraph-properties>
      <style:text-properties style:font-name="Times New Roman" fo:font-size="14pt" officeooo:paragraph-rsid="0010e3bd" style:font-size-asian="14pt"/>
    </style:style>
    <style:style style:name="P79" style:family="paragraph" style:parent-style-name="Standard" style:list-style-name="WWNum1">
      <style:paragraph-properties fo:margin-left="0cm" fo:margin-right="0cm" fo:margin-top="0cm" fo:margin-bottom="0cm" loext:contextual-spacing="false" fo:line-height="120%" fo:text-align="start" style:justify-single-word="false" fo:orphans="0" fo:widows="0" fo:text-indent="0cm" style:auto-text-indent="false" fo:padding="0cm" fo:border="none" style:vertical-align="auto">
        <style:tab-stops>
          <style:tab-stop style:position="0.501cm"/>
          <style:tab-stop style:position="2cm"/>
        </style:tab-stops>
      </style:paragraph-properties>
      <style:text-properties style:use-window-font-color="true" style:font-name="Times New Roman" fo:font-size="14pt" officeooo:paragraph-rsid="0010e3bd" style:font-name-asian="Times New Roman1" style:font-size-asian="14pt" style:font-name-complex="Times New Roman1" style:font-size-complex="14pt"/>
    </style:style>
    <style:style style:name="P80" style:family="paragraph" style:parent-style-name="Standard" style:master-page-name="First_20_Page">
      <style:paragraph-properties fo:margin-top="0cm" fo:margin-bottom="0cm" loext:contextual-spacing="false" fo:line-height="150%" fo:text-align="center" style:justify-single-word="false" style:page-number="1" fo:padding="0cm" fo:border="none"/>
      <style:text-properties fo:font-variant="small-caps" style:text-position="0% 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81" style:family="paragraph" style:parent-style-name="Preformatted_20_Text" style:list-style-name="WWNum1">
      <style:paragraph-properties fo:margin-left="0cm" fo:margin-right="0cm" fo:margin-top="0cm" fo:margin-bottom="0cm" loext:contextual-spacing="true" fo:line-height="150%" fo:text-align="justify" style:justify-single-word="false" fo:text-indent="0cm" style:auto-text-indent="false" fo:padding="0cm" fo:border="non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82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</style:style>
    <style:style style:name="P83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font-size="10pt" officeooo:paragraph-rsid="0030b725" style:font-size-asian="10pt" style:font-size-complex="10pt"/>
    </style:style>
    <style:style style:name="T1" style:family="text">
      <style:text-properties style:text-position="0% 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2" style:family="text">
      <style:text-properties style:text-position="0% 100%" style:font-name="Times New Roman" fo:font-size="14pt" fo:font-weight="bold" officeooo:rsid="002cc0a2" style:font-name-asian="Times New Roman1" style:font-size-asian="14pt" style:font-weight-asian="bold" style:font-name-complex="Times New Roman1" style:font-size-complex="14pt"/>
    </style:style>
    <style:style style:name="T3" style:family="text">
      <style:text-properties style:text-position="0% 100%" style:font-name="Times New Roman" fo:font-size="14pt" fo:font-weight="normal" style:font-name-asian="Times New Roman1" style:font-size-asian="14pt" style:font-weight-asian="normal" style:font-name-complex="Times New Roman1" style:font-size-complex="14pt"/>
    </style:style>
    <style:style style:name="T4" style:family="text">
      <style:text-properties fo:font-variant="normal" fo:text-transform="none" style:text-position="0% 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5" style:family="text">
      <style:text-properties fo:font-variant="normal" fo:text-transform="none" style:text-position="0% 100%" style:font-name="Times New Roman" fo:font-size="14pt" fo:font-weight="bold" officeooo:rsid="000ffa94" style:font-name-asian="Times New Roman1" style:font-size-asian="14pt" style:font-weight-asian="bold" style:font-name-complex="Times New Roman1" style:font-size-complex="14pt"/>
    </style:style>
    <style:style style:name="T6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7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8" style:family="text">
      <style:text-properties style:font-name="Times New Roman" fo:font-size="14pt" officeooo:rsid="00132c85" style:font-name-asian="Times New Roman1" style:font-size-asian="14pt" style:font-name-complex="Times New Roman1" style:font-size-complex="14pt"/>
    </style:style>
    <style:style style:name="T9" style:family="text">
      <style:text-properties style:font-name="Times New Roman" fo:font-size="14pt" officeooo:rsid="0013a39b" style:font-name-asian="Times New Roman1" style:font-size-asian="14pt" style:font-name-complex="Times New Roman1" style:font-size-complex="14pt"/>
    </style:style>
    <style:style style:name="T10" style:family="text">
      <style:text-properties style:font-name="Times New Roman" fo:font-size="14pt" officeooo:rsid="0014f19c" style:font-name-asian="Times New Roman1" style:font-size-asian="14pt" style:font-name-complex="Times New Roman1" style:font-size-complex="14pt"/>
    </style:style>
    <style:style style:name="T11" style:family="text">
      <style:text-properties style:font-name="Times New Roman" fo:font-size="14pt" officeooo:rsid="001b845c" style:font-name-asian="Times New Roman1" style:font-size-asian="14pt" style:font-name-complex="Times New Roman1" style:font-size-complex="14pt"/>
    </style:style>
    <style:style style:name="T12" style:family="text">
      <style:text-properties style:font-name="Times New Roman" fo:font-size="14pt" officeooo:rsid="0025e236" style:font-name-asian="Times New Roman1" style:font-size-asian="14pt" style:font-name-complex="Times New Roman1" style:font-size-complex="14pt"/>
    </style:style>
    <style:style style:name="T13" style:family="text">
      <style:text-properties style:font-name="Times New Roman" fo:font-size="14pt" officeooo:rsid="00271288" style:font-name-asian="Times New Roman1" style:font-size-asian="14pt" style:font-name-complex="Times New Roman1" style:font-size-complex="14pt"/>
    </style:style>
    <style:style style:name="T14" style:family="text">
      <style:text-properties style:font-name="Times New Roman" fo:font-size="14pt" officeooo:rsid="0027f9b6" style:font-name-asian="Times New Roman1" style:font-size-asian="14pt" style:font-name-complex="Times New Roman1" style:font-size-complex="14pt"/>
    </style:style>
    <style:style style:name="T15" style:family="text">
      <style:text-properties style:font-name="Times New Roman" fo:font-size="14pt" officeooo:rsid="00289535" style:font-name-asian="Times New Roman1" style:font-size-asian="14pt" style:font-name-complex="Times New Roman1" style:font-size-complex="14pt"/>
    </style:style>
    <style:style style:name="T16" style:family="text">
      <style:text-properties style:font-name="Times New Roman" fo:font-size="14pt" fo:font-style="italic" style:font-name-asian="Times New Roman1" style:font-size-asian="14pt" style:font-style-asian="italic" style:font-name-complex="Times New Roman1" style:font-size-complex="14pt"/>
    </style:style>
    <style:style style:name="T17" style:family="text">
      <style:text-properties style:font-name="Times New Roman" fo:font-size="14pt" fo:font-style="italic" officeooo:rsid="00132c85" style:font-name-asian="Times New Roman1" style:font-size-asian="14pt" style:font-style-asian="italic" style:font-name-complex="Times New Roman1" style:font-size-complex="14pt"/>
    </style:style>
    <style:style style:name="T18" style:family="text">
      <style:text-properties style:font-name="Times New Roman" fo:font-size="14pt" fo:font-style="italic" officeooo:rsid="0013a39b" style:font-name-asian="Times New Roman1" style:font-size-asian="14pt" style:font-style-asian="italic" style:font-name-complex="Times New Roman1" style:font-size-complex="14pt"/>
    </style:style>
    <style:style style:name="T19" style:family="text">
      <style:text-properties style:font-name="Times New Roman" fo:font-size="14pt" fo:font-style="italic" officeooo:rsid="0013a39b" style:font-name-asian="Times New Roman1" style:font-size-asian="14pt" style:font-style-asian="italic" style:font-name-complex="Times New Roman1" style:font-size-complex="14pt" style:font-style-complex="normal"/>
    </style:style>
    <style:style style:name="T20" style:family="text">
      <style:text-properties style:font-name="Times New Roman" fo:font-size="14pt" fo:font-style="italic" style:font-size-asian="14pt" style:font-style-asian="italic"/>
    </style:style>
    <style:style style:name="T21" style:family="text">
      <style:text-properties style:font-name="Times New Roman" fo:font-size="14pt" style:font-size-asian="14pt"/>
    </style:style>
    <style:style style:name="T22" style:family="text">
      <style:text-properties style:font-name="Times New Roman" fo:font-size="14pt" fo:language="en" fo:country="US" fo:font-style="italic" style:font-name-asian="Times New Roman1" style:font-size-asian="14pt" style:font-style-asian="italic" style:font-name-complex="Times New Roman1" style:font-size-complex="14pt"/>
    </style:style>
    <style:style style:name="T23" style:family="text">
      <style:text-properties style:font-name="Times New Roman" fo:font-size="14pt" fo:language="en" fo:country="US" fo:font-style="italic" officeooo:rsid="00222f53" style:font-name-asian="Times New Roman1" style:font-size-asian="14pt" style:font-style-asian="italic" style:font-name-complex="Times New Roman1" style:font-size-complex="14pt"/>
    </style:style>
    <style:style style:name="T24" style:family="text">
      <style:text-properties style:font-name="Times New Roman" fo:font-size="14pt" fo:font-style="normal" officeooo:rsid="00132c85" style:font-name-asian="Times New Roman1" style:font-size-asian="14pt" style:font-style-asian="normal" style:font-name-complex="Times New Roman1" style:font-size-complex="14pt" style:font-style-complex="normal"/>
    </style:style>
    <style:style style:name="T25" style:family="text">
      <style:text-properties style:font-name="Times New Roman" fo:font-size="14pt" fo:font-style="normal" officeooo:rsid="0013a39b" style:font-name-asian="Times New Roman1" style:font-size-asian="14pt" style:font-style-asian="normal" style:font-name-complex="Times New Roman1" style:font-size-complex="14pt" style:font-style-complex="normal"/>
    </style:style>
    <style:style style:name="T26" style:family="text">
      <style:text-properties fo:color="#ff0000" style:text-position="0% 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27" style:family="text">
      <style:text-properties fo:color="#ff0000" style:font-name="Times New Roman" fo:font-size="14pt" style:font-name-asian="Times New Roman1" style:font-size-asian="14pt" style:font-name-complex="Times New Roman1" style:font-size-complex="14pt"/>
    </style:style>
    <style:style style:name="T28" style:family="text">
      <style:text-properties officeooo:rsid="000ffa94"/>
    </style:style>
    <style:style style:name="T29" style:family="text">
      <style:text-properties style:use-window-font-color="true" style:text-position="0% 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30" style:family="text">
      <style:text-properties style:use-window-font-color="true" style:text-position="0% 100%" style:font-name="Times New Roman" fo:font-size="14pt" fo:font-weight="bold" officeooo:rsid="000ffa94" style:font-name-asian="Times New Roman1" style:font-size-asian="14pt" style:font-weight-asian="bold" style:font-name-complex="Times New Roman1" style:font-size-complex="14pt"/>
    </style:style>
    <style:style style:name="T31" style:family="text">
      <style:text-properties style:use-window-font-color="true" style:text-position="0% 100%" style:font-name="Times New Roman" fo:font-size="14pt" fo:font-weight="normal" officeooo:rsid="000ffa94" style:font-name-asian="Times New Roman1" style:font-size-asian="14pt" style:font-weight-asian="normal" style:font-name-complex="Times New Roman1" style:font-size-complex="14pt"/>
    </style:style>
    <style:style style:name="T32" style:family="text">
      <style:text-properties style:use-window-font-color="true" style:font-name="Times New Roman" fo:font-size="14pt" style:font-name-asian="Times New Roman1" style:font-size-asian="14pt" style:font-name-complex="Times New Roman1" style:font-size-complex="14pt"/>
    </style:style>
    <style:style style:name="T33" style:family="text">
      <style:text-properties style:use-window-font-color="true" style:font-name="Times New Roman" fo:font-size="14pt" officeooo:rsid="0014f19c" style:font-name-asian="Times New Roman1" style:font-size-asian="14pt" style:font-name-complex="Times New Roman1" style:font-size-complex="14pt"/>
    </style:style>
    <style:style style:name="T34" style:family="text">
      <style:text-properties style:use-window-font-color="true" style:font-name="Times New Roman" fo:font-size="14pt" officeooo:rsid="001b845c" style:font-name-asian="Times New Roman1" style:font-size-asian="14pt" style:font-name-complex="Times New Roman1" style:font-size-complex="14pt"/>
    </style:style>
    <style:style style:name="T35" style:family="text">
      <style:text-properties style:use-window-font-color="true" style:font-name="Times New Roman" fo:font-size="14pt" officeooo:rsid="002470e2" style:font-name-asian="Times New Roman1" style:font-size-asian="14pt" style:font-name-complex="Times New Roman1" style:font-size-complex="14pt"/>
    </style:style>
    <style:style style:name="T36" style:family="text">
      <style:text-properties style:use-window-font-color="true" style:font-name="Times New Roman" fo:font-size="14pt" officeooo:rsid="000ffa94" style:font-name-asian="Times New Roman1" style:font-size-asian="14pt" style:font-name-complex="Times New Roman1" style:font-size-complex="14pt"/>
    </style:style>
    <style:style style:name="T37" style:family="text">
      <style:text-properties fo:font-style="italic" officeooo:rsid="0018640a" style:font-style-asian="italic"/>
    </style:style>
    <style:style style:name="T38" style:family="text">
      <style:text-properties fo:font-style="normal" officeooo:rsid="0018640a" style:font-style-asian="normal" style:font-style-complex="normal"/>
    </style:style>
    <style:style style:name="T39" style:family="text">
      <style:text-properties officeooo:rsid="0018640a"/>
    </style:style>
    <style:style style:name="T40" style:family="text">
      <style:text-properties officeooo:rsid="001b845c"/>
    </style:style>
    <style:style style:name="T41" style:family="text">
      <style:text-properties fo:color="#800080"/>
    </style:style>
    <style:style style:name="T42" style:family="text">
      <style:text-properties fo:color="#800080" style:font-name="Times New Roman" fo:font-size="14pt" officeooo:rsid="001d7a57" style:font-name-asian="Times New Roman1" style:font-size-asian="14pt" style:font-name-complex="Times New Roman1" style:font-size-complex="14pt"/>
    </style:style>
    <style:style style:name="T43" style:family="text">
      <style:text-properties fo:color="#800080" style:font-name="Times New Roman" fo:font-size="14pt" officeooo:rsid="001ed491" style:font-name-asian="Times New Roman1" style:font-size-asian="14pt" style:font-name-complex="Times New Roman1" style:font-size-complex="14pt"/>
    </style:style>
    <style:style style:name="T44" style:family="text">
      <style:text-properties fo:color="#808000"/>
    </style:style>
    <style:style style:name="T45" style:family="text">
      <style:text-properties fo:color="#808000" style:font-name="Times New Roman" fo:font-size="14pt" style:font-name-asian="Times New Roman1" style:font-size-asian="14pt" style:font-name-complex="Times New Roman1" style:font-size-complex="14pt"/>
    </style:style>
    <style:style style:name="T46" style:family="text">
      <style:text-properties fo:color="#808000" style:font-name="Times New Roman" fo:font-size="14pt" officeooo:rsid="001d7a57" style:font-name-asian="Times New Roman1" style:font-size-asian="14pt" style:font-name-complex="Times New Roman1" style:font-size-complex="14pt"/>
    </style:style>
    <style:style style:name="T47" style:family="text">
      <style:text-properties fo:color="#808000" fo:font-size="10pt" style:font-size-asian="10pt" style:font-size-complex="10pt"/>
    </style:style>
    <style:style style:name="T48" style:family="text">
      <style:text-properties fo:color="#c0c0c0"/>
    </style:style>
    <style:style style:name="T49" style:family="text">
      <style:text-properties fo:color="#c0c0c0" style:font-name="Times New Roman" fo:font-size="14pt" style:font-name-asian="Times New Roman1" style:font-size-asian="14pt" style:font-name-complex="Times New Roman1" style:font-size-complex="14pt"/>
    </style:style>
    <style:style style:name="T50" style:family="text">
      <style:text-properties fo:color="#c0c0c0" style:font-name="Times New Roman" fo:font-size="14pt" officeooo:rsid="001d7a57" style:font-name-asian="Times New Roman1" style:font-size-asian="14pt" style:font-name-complex="Times New Roman1" style:font-size-complex="14pt"/>
    </style:style>
    <style:style style:name="T51" style:family="text">
      <style:text-properties fo:color="#c0c0c0" style:font-name="Times New Roman" fo:font-size="14pt" officeooo:rsid="001ed491" style:font-name-asian="Times New Roman1" style:font-size-asian="14pt" style:font-name-complex="Times New Roman1" style:font-size-complex="14pt"/>
    </style:style>
    <style:style style:name="T52" style:family="text">
      <style:text-properties fo:color="#c0c0c0" fo:font-size="10pt" style:font-size-asian="10pt" style:font-size-complex="10pt"/>
    </style:style>
    <style:style style:name="T53" style:family="text">
      <style:text-properties fo:color="#000000"/>
    </style:style>
    <style:style style:name="T54" style:family="text"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T55" style:family="text">
      <style:text-properties fo:color="#000000" style:font-name="Times New Roman" fo:font-size="14pt" officeooo:rsid="001d7a57" style:font-name-asian="Times New Roman1" style:font-size-asian="14pt" style:font-name-complex="Times New Roman1" style:font-size-complex="14pt"/>
    </style:style>
    <style:style style:name="T56" style:family="text">
      <style:text-properties fo:color="#000000" style:font-name="Times New Roman" fo:font-size="14pt" officeooo:rsid="001ed491" style:font-name-asian="Times New Roman1" style:font-size-asian="14pt" style:font-name-complex="Times New Roman1" style:font-size-complex="14pt"/>
    </style:style>
    <style:style style:name="T57" style:family="text">
      <style:text-properties fo:color="#000000" style:font-name="Times New Roman" fo:font-size="14pt" officeooo:rsid="001edc5d" style:font-name-asian="Times New Roman1" style:font-size-asian="14pt" style:font-name-complex="Times New Roman1" style:font-size-complex="14pt"/>
    </style:style>
    <style:style style:name="T58" style:family="text">
      <style:text-properties fo:color="#000000" fo:font-size="10pt" style:font-size-asian="10pt" style:font-size-complex="10pt"/>
    </style:style>
    <style:style style:name="T59" style:family="text">
      <style:text-properties fo:color="#000000" officeooo:rsid="0030b725"/>
    </style:style>
    <style:style style:name="T60" style:family="text">
      <style:text-properties officeooo:rsid="001d7a57"/>
    </style:style>
    <style:style style:name="T61" style:family="text">
      <style:text-properties officeooo:rsid="001ed491"/>
    </style:style>
    <style:style style:name="T62" style:family="text">
      <style:text-properties officeooo:rsid="001f28c5"/>
    </style:style>
    <style:style style:name="T63" style:family="text">
      <style:text-properties fo:color="#008000"/>
    </style:style>
    <style:style style:name="T64" style:family="text">
      <style:text-properties fo:color="#008000" fo:font-size="10pt" style:font-size-asian="10pt" style:font-size-complex="10pt"/>
    </style:style>
    <style:style style:name="T65" style:family="text">
      <style:text-properties fo:color="#000080"/>
    </style:style>
    <style:style style:name="T66" style:family="text">
      <style:text-properties officeooo:rsid="002cc0a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0">МИНОБРНАУКИ РОССИИ</text:p>
      <text:p text:style-name="P46">САНКТ-ПЕТЕРБУРГСКИЙ ГОСУДАРСТВЕННЫЙ</text:p>
      <text:p text:style-name="P46">ЭЛЕКТРОТЕХНИЧЕСКИЙ УНИВЕРСИТЕТ</text:p>
      <text:p text:style-name="P46">«ЛЭТИ» ИМ. В.И. УЛЬЯНОВА (ЛЕНИНА)</text:p>
      <text:p text:style-name="P40"><text:span text:style-name="T1">Кафедра </text:span><text:span text:style-name="T6">МО ЭВМ</text:span></text:p>
      <text:p text:style-name="P42"/>
      <text:p text:style-name="P43"/>
      <text:p text:style-name="P43"/>
      <text:p text:style-name="P43"/>
      <text:p text:style-name="P43"/>
      <text:p text:style-name="P43"/>
      <text:p text:style-name="P43"/>
      <text:p text:style-name="P9">ОТЧЕТ</text:p>
      <text:p text:style-name="P40"><text:span text:style-name="T1">по лабораторной работе</text:span><text:span text:style-name="T26"> </text:span><text:span text:style-name="T29">№</text:span><text:span text:style-name="T30">1</text:span></text:p>
      <text:p text:style-name="P40"><text:span text:style-name="T1">по дисциплине «</text:span><text:span text:style-name="T2">Алгоритмы и структуры данных</text:span><text:span text:style-name="T1">»</text:span></text:p>
      <text:p text:style-name="P41"><text:span text:style-name="T4">Тема: </text:span><text:span text:style-name="T5">Рекурсия</text:span><text:span text:style-name="T27"> </text:span></text:p>
      <text:p text:style-name="P50">Рекурсивные функции на последовательностях</text:p>
      <text:p text:style-name="P43"/>
      <text:p text:style-name="P43"/>
      <text:p text:style-name="P44"/>
      <text:p text:style-name="P43"/>
      <text:p text:style-name="P43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8"><text:span text:style-name="T3">Студент гр. </text:span><text:span text:style-name="T31">6383</text:span></text:p>
          </table:table-cell>
          <table:table-cell table:style-name="Table1.B1" office:value-type="string">
            <text:p text:style-name="P45"/>
          </table:table-cell>
          <table:table-cell table:style-name="Table1.A1" office:value-type="string">
            <text:p text:style-name="P51">Тимофеев Д. А.</text:p>
          </table:table-cell>
        </table:table-row>
        <table:table-row table:style-name="Table1.1">
          <table:table-cell table:style-name="Table1.A1" office:value-type="string">
            <text:p text:style-name="P45">Преподаватель</text:p>
          </table:table-cell>
          <table:table-cell table:style-name="Table1.B2" office:value-type="string">
            <text:p text:style-name="P45"/>
          </table:table-cell>
          <table:table-cell table:style-name="Table1.A1" office:value-type="string">
            <text:p text:style-name="P39"><text:span text:style-name="T7">Шолохова О</text:span><text:span text:style-name="T3">. М.</text:span></text:p>
          </table:table-cell>
        </table:table-row>
      </table:table>
      <text:p text:style-name="P43"/>
      <text:p text:style-name="P43"/>
      <text:p text:style-name="P43">Санкт-Петербург</text:p>
      <text:p text:style-name="P52">201<text:span text:style-name="T28">7</text:span></text:p>
      <text:p text:style-name="P61"/>
      <text:p text:style-name="P71">Цель работы.</text:p>
      <text:p text:style-name="P68"><text:span text:style-name="T28">О</text:span>знакомиться с основными понятиями и приёмами рекурсивного программирования, получить навыки программирования рекурсивных процедур и функций на языке программирования <text:span text:style-name="T28">С++</text:span>.</text:p>
      <text:p text:style-name="P58"/>
      <text:p text:style-name="P67">Постановка задачи.</text:p>
      <text:list xml:id="list2525289086051858774" text:style-name="WWNum1">
        <text:list-item>
          <text:p text:style-name="P77">проанализировать полученное задание, выделив рекурсивно определяемые <text:tab/>информационные объекты и (или) действия;</text:p>
        </text:list-item>
        <text:list-item>
          <text:p text:style-name="P78">разработать программу, использующую рекурсию;</text:p>
        </text:list-item>
        <text:list-item>
          <text:p text:style-name="P78">сопоставить рекурсивное решение с итеративным решением задачи;</text:p>
        </text:list-item>
        <text:list-item>
          <text:p text:style-name="P79">сделать вывод о целесообразности и эффективности рекурсивного решения данной задачи.</text:p>
          <text:p text:style-name="P79"/>
        </text:list-item>
      </text:list>
      <text:p text:style-name="P10"><text:tab/>Задание: </text:p>
      <text:p text:style-name="P3"><text:span text:style-name="T7">Построить синтаксический анализатор для понятия </text:span><text:span text:style-name="T16">простое выражение.</text:span></text:p>
      <text:p text:style-name="P73"><text:span text:style-name="T20"><text:tab/>простое_выражение::=простой_идентификатор</text:span><text:span text:style-name="T21"> | </text:span></text:p>
      <text:p text:style-name="P75"><text:span text:style-name="T21">(</text:span><text:span text:style-name="T20">простое_выражение знак_операции простое_выражение</text:span><text:span text:style-name="T21">)</text:span></text:p>
      <text:p text:style-name="P74"><text:tab/>простой_идентификатор::= буква</text:p>
      <text:p text:style-name="P11"><text:span text:style-name="T16"><text:tab/>знак_операции:: =</text:span><text:span text:style-name="T23"> </text:span><text:span text:style-name="T16">– | +</text:span><text:span text:style-name="T22"> </text:span><text:span text:style-name="T16">| *</text:span></text:p>
      <text:p text:style-name="P14"/>
      <text:p text:style-name="P61">Основные теоретические положения.</text:p>
      <text:p text:style-name="P4"><text:span text:style-name="T7"><text:tab/></text:span><text:span text:style-name="T8">Требуется построить синтаксический анализатор для понятия простое выражение. </text:span><text:span text:style-name="T10">П</text:span><text:span text:style-name="T8">онятие </text:span><text:span text:style-name="T17">простое_выражение</text:span><text:span text:style-name="T8"> определено рекурсивно, так как в одном из случаев он</text:span><text:span text:style-name="T9">о выражается само через себя: <text:s/></text:span><text:span text:style-name="T18">простое_выражение::=</text:span></text:p>
      <text:p text:style-name="P12"><text:span text:style-name="T9">(</text:span><text:span text:style-name="T18">простое_выражени</text:span><text:span text:style-name="T17">е знак_операции простое_выражение</text:span><text:span text:style-name="T8">). </text:span></text:p>
      <text:p text:style-name="P12"><text:span text:style-name="T8"><text:tab/></text:span><text:span text:style-name="T15">Для решения данной задачи в</text:span><text:span text:style-name="T12"> случае итеративного </text:span><text:span text:style-name="T15">подхода</text:span><text:span text:style-name="T12"> придется отслеживать </text:span><text:span text:style-name="T13">уровень вложенности подвыражений, </text:span><text:span text:style-name="T14">а также </text:span><text:span text:style-name="T15">знать, левое или правой (от знака) </text:span><text:span text:style-name="T14"><text:s/>подвыражение разбирается на данном уровне вложенности. </text:span><text:span text:style-name="T15">Для этого не достаточно сохранять только уровень вложенности, а требуется использование стека. Данное обстоятельство усложняет итеративное решение. </text:span></text:p>
      <text:p text:style-name="P12"><text:span text:style-name="T8"><text:tab/></text:span><text:span text:style-name="T14">Таким образом,</text:span><text:span text:style-name="T8"> для данной задачи разработка рекурсивного алгоритма будет наиболее простым и прозрачным </text:span><text:span text:style-name="T15">подходом</text:span><text:span text:style-name="T8">. </text:span><text:span text:style-name="T9">Терминальным условием для рекурсии будет случай, когда <text:s/></text:span><text:span text:style-name="T18">простое_выражение::= простой_идентификатор, </text:span><text:span text:style-name="T24">т</text:span><text:span text:style-name="T25">ак как понятие </text:span><text:span text:style-name="T19">простой_идентификатор </text:span><text:soft-page-break/><text:span text:style-name="T25">определено не рекурсивно. Кроме того, понятия </text:span><text:span text:style-name="T19">простой_идентификатор</text:span><text:span text:style-name="T25"> и </text:span><text:span text:style-name="T19">простое_выражение </text:span><text:span text:style-name="T25">содержат хотя бы 1 символ, поэтому на любой конечной последовательности не будет бесконечной рекурсии.</text:span></text:p>
      <text:p text:style-name="P54"><text:span text:style-name="T6">Спецификация программы</text:span><text:span text:style-name="T1">.</text:span></text:p>
      <text:p text:style-name="P54"><text:span text:style-name="T16">Назначение программы</text:span><text:span text:style-name="T7">.</text:span><text:span text:style-name="T27"> </text:span></text:p>
      <text:p text:style-name="P70"><text:span text:style-name="T7">Программа предназначается для анализа соответствия входной строки понятию <text:s/></text:span><text:span text:style-name="T16">простое_выражение.</text:span></text:p>
      <text:p text:style-name="P54"><text:span text:style-name="T16">Описание программы</text:span><text:span text:style-name="T7">.</text:span><text:span text:style-name="T27"> </text:span></text:p>
      <text:p text:style-name="P55"><text:span text:style-name="T7">Программа написана на языке C++ с использованием компилятора gcc. <text:tab/>Входными данными для программы является </text:span><text:span text:style-name="T10">строка</text:span><text:span text:style-name="T7">, </text:span><text:span text:style-name="T33">вводимая</text:span><text:span text:style-name="T7"> пользователем с клавиатуры.</text:span></text:p>
      <text:p text:style-name="P65">Выходными данными являются:</text:p>
      <text:p text:style-name="P64"><text:span text:style-name="T39">В случае соответствия строки определению понятия <text:s/></text:span><text:span text:style-name="T37">простое_выражение — </text:span><text:span text:style-name="T38">все выражение и сообщение об успешном разборе.</text:span></text:p>
      <text:p text:style-name="P66">В случае несоответствия — первые символы строки, которые не противоречат определению, символ на разборе которого произошла ошибка и уточняющее сообщение о причине ошибки.</text:p>
      <text:p text:style-name="P63"/>
      <text:p text:style-name="P54"><text:span text:style-name="T16">Пример диалога с пользователем</text:span><text:span text:style-name="T7">. </text:span></text:p>
      <text:p text:style-name="P60"><text:span text:style-name="T40">строка</text:span>: = (a+(a*a))</text:p>
      <text:p text:style-name="P60">(a+(a*a)) <text:s/>// ОК</text:p>
      <text:p text:style-name="P8"/>
      <text:p text:style-name="P60">строка: = (a)</text:p>
      <text:p text:style-name="P60">(a) <text:s/>// Некорректный знак, ожидался знак + - *</text:p>
      <text:p text:style-name="P59"/>
      <text:p text:style-name="P56"><text:span text:style-name="T16">Реализация</text:span><text:span text:style-name="T7">.</text:span></text:p>
      <text:p text:style-name="P5"><text:span text:style-name="T11">Перечисление</text:span><text:span text:style-name="T7"> </text:span><text:span text:style-name="T34">ANALISIS_RESULT содержит коды возврата функции analisis</text:span></text:p>
      <text:p text:style-name="P47">Функции:</text:p>
      <text:list xml:id="list193757800230163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81"><text:span text:style-name="T44"><text:tab/>void</text:span><text:span text:style-name="T48"> </text:span><text:span text:style-name="T53">printResult(</text:span><text:span text:style-name="T41">std</text:span><text:span text:style-name="T53">::</text:span><text:span text:style-name="T41">ostream</text:span><text:span text:style-name="T48"> </text:span><text:span text:style-name="T53">&amp;out,</text:span><text:span text:style-name="T48"> </text:span><text:span text:style-name="T41">ANALISIS_RESULT</text:span><text:span text:style-name="T48"> </text:span><text:span text:style-name="T53">res);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9">Вывод результата синтаксического анализа</text:p>
      <text:p text:style-name="P47">Входные параметры:</text:p>
      <text:p text:style-name="P76">res — результат анализа</text:p>
      <text:p text:style-name="P48"><text:soft-page-break/><text:s/><text:tab/><text:span text:style-name="T60">out — поток вывода, в который записывается сообщение о результате анализа.</text:span></text:p>
      <text:p text:style-name="P2"><text:span text:style-name="T6"><text:tab/></text:span><text:span text:style-name="T46">bool</text:span><text:span text:style-name="T50"> </text:span><text:span text:style-name="T55">isSign(</text:span><text:span text:style-name="T46">char</text:span><text:span text:style-name="T50"> </text:span><text:span text:style-name="T55">c); </text:span></text:p>
      <text:p text:style-name="P16">Возвращает true тогда и только тогда, когда символ c — знак - , +, или *.</text:p>
      <text:p text:style-name="P21"><text:span text:style-name="T54"><text:tab/></text:span><text:span text:style-name="T45">bool</text:span><text:span text:style-name="T49"> </text:span><text:span text:style-name="T54">isLetter(</text:span><text:span text:style-name="T45">char</text:span><text:span text:style-name="T49"> </text:span><text:span text:style-name="T54">c);</text:span></text:p>
      <text:p text:style-name="P16">Возвращает true тогда и только тогда, когда символ c — буква, <text:span text:style-name="T66">латинского алфавита в верхнем или нижнем регистре</text:span>.</text:p>
      <text:p text:style-name="P6"><text:span text:style-name="T55"><text:tab/></text:span><text:span text:style-name="T42">ANALISIS_RESULT</text:span><text:span text:style-name="T50"> </text:span><text:span text:style-name="T55">analisis(</text:span><text:span text:style-name="T42">std</text:span><text:span text:style-name="T55">::</text:span><text:span text:style-name="T42">istream</text:span><text:span text:style-name="T50"> </text:span><text:span text:style-name="T55">&amp;in,</text:span><text:span text:style-name="T42">std</text:span><text:span text:style-name="T55">::</text:span><text:span text:style-name="T42">ostream</text:span><text:span text:style-name="T50"> </text:span><text:span text:style-name="T55">&amp;out);</text:span></text:p>
      <text:p text:style-name="P13"><text:span text:style-name="T54">Производит синтаксический анализ строки. </text:span><text:span text:style-name="T57">Не контролирует наличие лишних символов после выражения.</text:span></text:p>
      <text:p text:style-name="P16"><text:tab/>Входные параметры: </text:p>
      <text:p text:style-name="P16">in — поток ввода, с которого считывается строка.</text:p>
      <text:p text:style-name="P16">out — поток вывода, в который записываются разобранные символы строки.</text:p>
      <text:p text:style-name="P16"><text:tab/>Возвращаемое значение: </text:p>
      <text:p text:style-name="P6"><text:span text:style-name="T55"><text:s/></text:span><text:span text:style-name="T54">OK — </text:span><text:span text:style-name="T55">когда строка корректно разобрана.</text:span></text:p>
      <text:p text:style-name="P27">INCORRECT_SIGN — когда на месте знака, обнаружен иной символ.</text:p>
      <text:p text:style-name="P27">CLOSE_BRACKET_ERROR — когда отсутствует закрывающая скобка.</text:p>
      <text:p text:style-name="P23"><text:span text:style-name="T55">UNKNOWN_SYMBOL — <text:tab/></text:span><text:span text:style-name="T56">когда ожидалось начало выражения или <text:tab/><text:tab/><text:tab/><text:tab/><text:tab/><text:tab/><text:tab/>подвыражение.</text:span></text:p>
      <text:p text:style-name="P28"><text:tab/>Постусловие: </text:p>
      <text:p text:style-name="P28">Из входного потока in извлечены все начальные символы, не противоречащие синтаксису. В выходной поток out — записаны все извлеченные из in символы а также в случае ошибки символ, на котором она произошла.</text:p>
      <text:p text:style-name="P22"><text:span text:style-name="T43"><text:tab/>ANALISIS_RESULT</text:span><text:span text:style-name="T51"> </text:span><text:span text:style-name="T56">analisisAndControlLastSymbol(</text:span><text:span text:style-name="T43">std</text:span><text:span text:style-name="T56">::</text:span><text:span text:style-name="T43">istream</text:span><text:span text:style-name="T51"> <text:tab/><text:tab/><text:tab/><text:tab/><text:tab/><text:tab/><text:tab/><text:tab/><text:tab/><text:tab/><text:tab/></text:span><text:span text:style-name="T56">&amp;in,</text:span><text:span text:style-name="T43">std</text:span><text:span text:style-name="T56">::</text:span><text:span text:style-name="T43">ostream</text:span><text:span text:style-name="T51"> </text:span><text:span text:style-name="T56">&amp;out)</text:span><text:span text:style-name="T57">;</text:span></text:p>
      <text:p text:style-name="P25"><text:span text:style-name="T54"><text:tab/>Аналог функции <text:s/></text:span><text:span text:style-name="T55">analisis, </text:span><text:span text:style-name="T54">но проверяет дополнительно, чтобы после завершения разбора в строке не присутствовали лишние символы.</text:span></text:p>
      <text:p text:style-name="P17"><text:tab/>Входные параметры: </text:p>
      <text:p text:style-name="P17">in — поток ввода, с которого считывается строка.</text:p>
      <text:p text:style-name="P17">out — поток вывода, в который записываются разобранные символы строки.</text:p>
      <text:p text:style-name="P17"><text:soft-page-break/><text:tab/>Возвращаемое значение: </text:p>
      <text:p text:style-name="P7"><text:span text:style-name="T55"><text:s/></text:span><text:span text:style-name="T54">OK — </text:span><text:span text:style-name="T55">когда строка корректно разобрана.</text:span></text:p>
      <text:p text:style-name="P26">INCORRECT_SIGN — когда на месте знака, обнаружен иной символ.</text:p>
      <text:p text:style-name="P26">CLOSE_BRACKET_ERROR — когда отсутствует закрывающая скобка.</text:p>
      <text:p text:style-name="P24"><text:span text:style-name="T55">UNKNOWN_SYMBOL — <text:tab/></text:span><text:span text:style-name="T56">когда ожидалось начало выражения или <text:tab/><text:tab/><text:tab/><text:tab/><text:tab/><text:tab/><text:tab/>подвыражение.</text:span></text:p>
      <text:p text:style-name="P26">DELIMETER_MISS — <text:tab/><text:tab/><text:span text:style-name="T62">когда ожидался конец строки, после разобранного <text:tab/><text:tab/><text:tab/><text:tab/><text:tab/>выражения.</text:span></text:p>
      <text:p text:style-name="P24"/>
      <text:p text:style-name="P29"><text:tab/>Постусловие: </text:p>
      <text:p text:style-name="P29">Из входного потока in извлечены все начальные символы, не противоречащие синтаксису. В выходной поток out — записаны все извлеченные из in символы а также в случае ошибки символ, на котором она произошла.</text:p>
      <text:p text:style-name="P28"/>
      <text:p text:style-name="P28"/>
      <text:p text:style-name="P54"><text:span text:style-name="T6">Тестирование</text:span><text:span text:style-name="T1">.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8">Входн<text:span text:style-name="T61">ая строка</text:span></text:p>
          </table:table-cell>
          <table:table-cell table:style-name="Table2.A1" office:value-type="string">
            <text:p text:style-name="P19">Ожидаемый результат</text:p>
          </table:table-cell>
        </table:table-row>
        <table:table-row table:style-name="Table2.2">
          <table:table-cell table:style-name="Table2.A1" office:value-type="string">
            <text:p text:style-name="P20">a</text:p>
          </table:table-cell>
          <table:table-cell table:style-name="Table2.A1" office:value-type="string">
            <text:p text:style-name="P20">a <text:s/>// ОК</text:p>
          </table:table-cell>
        </table:table-row>
        <table:table-row table:style-name="Table2.3">
          <table:table-cell table:style-name="Table2.A1" office:value-type="string">
            <text:p text:style-name="P20">aa</text:p>
          </table:table-cell>
          <table:table-cell table:style-name="Table2.A1" office:value-type="string">
            <text:p text:style-name="P20">aa <text:s/>// Неизвестный символ, ожидался конец выражения</text:p>
          </table:table-cell>
        </table:table-row>
        <table:table-row table:style-name="Table2.4">
          <table:table-cell table:style-name="Table2.A4" office:value-type="string">
            <text:p text:style-name="P20">(a+a)</text:p>
          </table:table-cell>
          <table:table-cell table:style-name="Table2.A4" office:value-type="string">
            <text:p text:style-name="P20">(a+a) <text:s/>// ОК</text:p>
          </table:table-cell>
        </table:table-row>
        <table:table-row table:style-name="Table2.4">
          <table:table-cell table:style-name="Table2.A4" office:value-type="string">
            <text:p text:style-name="P20">(a*a)</text:p>
          </table:table-cell>
          <table:table-cell table:style-name="Table2.A4" office:value-type="string">
            <text:p text:style-name="P20">(a*a) <text:s/>// ОК</text:p>
          </table:table-cell>
        </table:table-row>
        <table:table-row table:style-name="Table2.4">
          <table:table-cell table:style-name="Table2.A4" office:value-type="string">
            <text:p text:style-name="P20">(a-a)</text:p>
          </table:table-cell>
          <table:table-cell table:style-name="Table2.A4" office:value-type="string">
            <text:p text:style-name="P20">(a-a) <text:s/>// ОК</text:p>
          </table:table-cell>
        </table:table-row>
        <table:table-row table:style-name="Table2.4">
          <table:table-cell table:style-name="Table2.A4" office:value-type="string">
            <text:p text:style-name="P20">((a)</text:p>
          </table:table-cell>
          <table:table-cell table:style-name="Table2.A4" office:value-type="string">
            <text:p text:style-name="P20">((a) <text:s/>// Некорректный знак, ожидался знак + - *</text:p>
          </table:table-cell>
        </table:table-row>
        <table:table-row table:style-name="Table2.4">
          <table:table-cell table:style-name="Table2.A4" office:value-type="string">
            <text:p text:style-name="P20">(a)</text:p>
          </table:table-cell>
          <table:table-cell table:style-name="Table2.A4" office:value-type="string">
            <text:p text:style-name="P20">(a) <text:s/>// Некорректный знак, ожидался знак + - *</text:p>
          </table:table-cell>
        </table:table-row>
        <text:soft-page-break/>
        <table:table-row table:style-name="Table2.4">
          <table:table-cell table:style-name="Table2.A4" office:value-type="string">
            <text:p text:style-name="P20">(a+(a*a))+</text:p>
          </table:table-cell>
          <table:table-cell table:style-name="Table2.A4" office:value-type="string">
            <text:p text:style-name="P20">(a+(a*a))+ <text:s/>// Неизвестный символ, ожидался конец выражения</text:p>
          </table:table-cell>
        </table:table-row>
        <table:table-row table:style-name="Table2.4">
          <table:table-cell table:style-name="Table2.A4" office:value-type="string">
            <text:p text:style-name="P20">(a+(a*a))</text:p>
          </table:table-cell>
          <table:table-cell table:style-name="Table2.A4" office:value-type="string">
            <text:p text:style-name="P20">(a+(a*a)) <text:s/>// ОК</text:p>
          </table:table-cell>
        </table:table-row>
        <table:table-row table:style-name="Table2.4">
          <table:table-cell table:style-name="Table2.A4" office:value-type="string">
            <text:p text:style-name="P20">(((a*a)+(b*(b+b)))*((c*(c*c))+(d*d)*</text:p>
          </table:table-cell>
          <table:table-cell table:style-name="Table2.A4" office:value-type="string">
            <text:p text:style-name="P20">(((a*a)+(b*(b+b)))*((c*(c*c))+(d*d)* <text:s/>// Отсутствует закрывающая скобка</text:p>
          </table:table-cell>
        </table:table-row>
        <table:table-row table:style-name="Table2.4">
          <table:table-cell table:style-name="Table2.A4" office:value-type="string">
            <text:p text:style-name="P20">(((a*a)+(b*(b+b)))*((c*(c*c))+((d*d)*d)))</text:p>
          </table:table-cell>
          <table:table-cell table:style-name="Table2.A4" office:value-type="string">
            <text:p text:style-name="P20">(((a*a)+(b*(b+b)))*((c*(c*c))+((d*d)*d)))</text:p>
          </table:table-cell>
        </table:table-row>
      </table:table>
      <text:p text:style-name="P62"/>
      <text:p text:style-name="P61">Выводы.</text:p>
      <text:p text:style-name="P57"><text:span text:style-name="T35">В ходе работы я о</text:span><text:span text:style-name="T32">знакоми</text:span><text:span text:style-name="T35">л</text:span><text:span text:style-name="T32">ся с основными понятиями и приёмами рекурсивного программирования, получи</text:span><text:span text:style-name="T35">л</text:span><text:span text:style-name="T32"> навыки программирования рекурсивных процедур и функций на языке программирования </text:span><text:span text:style-name="T36">С++, а именно навыки в разработке однопроходных рекурсивных алгоритмов над последовательностями.</text:span></text:p>
      <text:p text:style-name="P69">Как и ожидалось рекурсивное решение оказалось простым за счет сокрытия использования стека от программиста, а также достаточно эффективным, поскольку представляет собой однопроходный алгоритм над последовательностью. </text:p>
      <text:p text:style-name="P15"/>
      <text:p text:style-name="P58"><text:bookmark text:name="_yu53w69mcq8w"/></text:p>
      <text:p text:style-name="P72"><text:bookmark text:name="_9fo5aet8n5j"/>Приложение А. Исходный код.</text:p>
      <text:p text:style-name="P34"><text:span text:style-name="T63">//</text:span><text:span text:style-name="T48"> </text:span></text:p>
      <text:p text:style-name="P34"><text:span text:style-name="T63">//</text:span><text:span text:style-name="T48"> </text:span><text:span text:style-name="T63">Лабораторная</text:span><text:span text:style-name="T48"> </text:span><text:span text:style-name="T63">работа</text:span><text:span text:style-name="T48"> </text:span><text:span text:style-name="T63">№1</text:span></text:p>
      <text:p text:style-name="P33"><text:span text:style-name="T63">//</text:span><text:span text:style-name="T48"> </text:span><text:span text:style-name="T63">main.cpp</text:span></text:p>
      <text:p text:style-name="P33"><text:span text:style-name="T63">//</text:span><text:span text:style-name="T48"> </text:span><text:span text:style-name="T63">Тимофеев</text:span><text:span text:style-name="T48"> </text:span><text:span text:style-name="T63">Дмитрий,</text:span><text:span text:style-name="T48"> </text:span><text:span text:style-name="T63">группа</text:span><text:span text:style-name="T48"> </text:span><text:span text:style-name="T63">6383</text:span></text:p>
      <text:p text:style-name="P33"><text:span text:style-name="T63">//</text:span><text:span text:style-name="T48"> </text:span><text:span text:style-name="T63">14.09.17</text:span></text:p>
      <text:p text:style-name="P31">//</text:p>
      <text:p text:style-name="P36"><text:span text:style-name="T63">//</text:span><text:span text:style-name="T48"> </text:span><text:span text:style-name="T63">Синтаксический</text:span><text:span text:style-name="T48"> </text:span><text:span text:style-name="T63">анализатор</text:span><text:span text:style-name="T48"> </text:span><text:span text:style-name="T63">понятия</text:span><text:span text:style-name="T48"> </text:span><text:span text:style-name="T63">простое_выражение</text:span></text:p>
      <text:p text:style-name="P33"><text:span text:style-name="T65">#include</text:span><text:span text:style-name="T63">&lt;iostream&gt;</text:span></text:p>
      <text:p text:style-name="P33"><text:span text:style-name="T65">#include</text:span><text:span text:style-name="T63">&lt;fstream&gt;</text:span></text:p>
      <text:p text:style-name="P31">/*</text:p>
      <text:p text:style-name="P33"><text:span text:style-name="T48"><text:s/></text:span><text:span text:style-name="T63">*</text:span></text:p>
      <text:p text:style-name="P33"><text:span text:style-name="T48"><text:s/></text:span><text:span text:style-name="T63">*</text:span><text:span text:style-name="T48"> <text:s text:c="4"/></text:span><text:span text:style-name="T63">простое_выражение</text:span><text:span text:style-name="T48"> <text:s text:c="5"/></text:span><text:span text:style-name="T63">::=</text:span><text:span text:style-name="T48"> <text:s/></text:span><text:span text:style-name="T63">простой_идентификатор</text:span><text:span text:style-name="T48"> </text:span><text:span text:style-name="T63">|</text:span><text:span text:style-name="T48"> </text:span><text:span text:style-name="T63">(простое_выражение</text:span><text:span text:style-name="T48"> </text:span><text:span text:style-name="T63">знак_операции</text:span><text:span text:style-name="T48"> </text:span><text:span text:style-name="T63">простое_выражение)</text:span></text:p>
      <text:p text:style-name="P33"><text:span text:style-name="T48"><text:s/></text:span><text:span text:style-name="T63">*</text:span><text:span text:style-name="T48"> <text:s text:c="4"/></text:span><text:span text:style-name="T63">простой_идентификатор</text:span><text:span text:style-name="T48"> <text:s/></text:span><text:span text:style-name="T63">::=</text:span><text:span text:style-name="T48"> <text:s/></text:span><text:span text:style-name="T63">буква</text:span></text:p>
      <text:p text:style-name="P33"><text:span text:style-name="T48"><text:s/></text:span><text:span text:style-name="T63">*</text:span><text:span text:style-name="T48"> <text:s text:c="4"/></text:span><text:span text:style-name="T63">знак_операции</text:span><text:span text:style-name="T48"> <text:s text:c="9"/></text:span><text:span text:style-name="T63">::=</text:span><text:span text:style-name="T48"> <text:s/></text:span><text:span text:style-name="T63">–</text:span><text:span text:style-name="T48"> </text:span><text:span text:style-name="T63">|</text:span><text:span text:style-name="T48"> </text:span><text:span text:style-name="T63">+</text:span><text:span text:style-name="T48"> </text:span><text:span text:style-name="T63">|</text:span><text:span text:style-name="T48"> </text:span><text:span text:style-name="T63">*</text:span></text:p>
      <text:p text:style-name="P33"><text:span text:style-name="T48"><text:s/></text:span><text:span text:style-name="T63">*</text:span></text:p>
      <text:p text:style-name="P33"><text:span text:style-name="T48"><text:s/></text:span><text:span text:style-name="T63">*</text:span></text:p>
      <text:p text:style-name="P36"><text:span text:style-name="T48"><text:s/></text:span><text:span text:style-name="T63">*/</text:span></text:p>
      <text:p text:style-name="P33"><text:span text:style-name="T44">enum</text:span><text:span text:style-name="T48"> </text:span><text:span text:style-name="T41">ANALISIS_RESULT</text:span><text:span text:style-name="T53">{</text:span></text:p>
      <text:p text:style-name="P33"><text:span text:style-name="T48"><text:s text:c="4"/></text:span><text:span text:style-name="T41">OK</text:span><text:span text:style-name="T53">,</text:span></text:p>
      <text:p text:style-name="P33"><text:span text:style-name="T48"><text:s text:c="4"/></text:span><text:span text:style-name="T41">INCORRECT_SIGN</text:span><text:span text:style-name="T53">,</text:span></text:p>
      <text:p text:style-name="P33"><text:span text:style-name="T48"><text:s text:c="4"/></text:span><text:span text:style-name="T41">CLOSE_BRACKET_ERROR</text:span><text:span text:style-name="T53">,</text:span></text:p>
      <text:p text:style-name="P33"><text:span text:style-name="T48"><text:s text:c="4"/></text:span><text:span text:style-name="T41">UNKNOWN_SYMBOL</text:span><text:span text:style-name="T53">,</text:span></text:p>
      <text:p text:style-name="P33"><text:span text:style-name="T48"><text:s text:c="4"/></text:span><text:span text:style-name="T41">DELIMETER_MISS</text:span></text:p>
      <text:p text:style-name="P35">};</text:p>
      <text:p text:style-name="P33"><text:span text:style-name="T44">void</text:span><text:span text:style-name="T48"> </text:span><text:span text:style-name="T53">printResult(</text:span><text:span text:style-name="T41">std</text:span><text:span text:style-name="T53">::</text:span><text:span text:style-name="T41">ostream</text:span><text:span text:style-name="T48"> </text:span><text:span text:style-name="T53">&amp;out,</text:span><text:span text:style-name="T48"> </text:span><text:span text:style-name="T41">ANALISIS_RESULT</text:span><text:span text:style-name="T48"> </text:span><text:span text:style-name="T53">res){</text:span></text:p>
      <text:p text:style-name="P33"><text:span text:style-name="T48"><text:s text:c="4"/></text:span><text:span text:style-name="T44">switch</text:span><text:span text:style-name="T53">(res){</text:span></text:p>
      <text:p text:style-name="P33"><text:span text:style-name="T48"><text:s text:c="4"/></text:span><text:span text:style-name="T44">case</text:span><text:span text:style-name="T48"> </text:span><text:span text:style-name="T41">OK</text:span><text:span text:style-name="T53">:</text:span><text:span text:style-name="T48"> <text:s text:c="18"/></text:span><text:span text:style-name="T53">out&lt;&lt;</text:span><text:span text:style-name="T63">"</text:span><text:span text:style-name="T48"> <text:s/></text:span><text:span text:style-name="T63">//</text:span><text:span text:style-name="T48"> </text:span><text:span text:style-name="T63">ОК"</text:span><text:span text:style-name="T53">&lt;&lt;</text:span><text:span text:style-name="T41">std</text:span><text:span text:style-name="T53">::</text:span>endl<text:span text:style-name="T53">;</text:span><text:span text:style-name="T48"> </text:span><text:span text:style-name="T44">return</text:span><text:span text:style-name="T53">;</text:span></text:p>
      <text:p text:style-name="P33"><text:span text:style-name="T48"><text:s text:c="4"/></text:span><text:span text:style-name="T44">case</text:span><text:span text:style-name="T48"> </text:span><text:span text:style-name="T41">INCORRECT_SIGN</text:span><text:span text:style-name="T53">:</text:span><text:span text:style-name="T48"> <text:s text:c="6"/></text:span><text:span text:style-name="T53">out&lt;&lt;</text:span><text:span text:style-name="T63">"</text:span><text:span text:style-name="T48"> <text:s/></text:span><text:span text:style-name="T63">//</text:span><text:span text:style-name="T48"> </text:span><text:span text:style-name="T63">Некорректный</text:span><text:span text:style-name="T48"> </text:span><text:span text:style-name="T63">знак,</text:span><text:span text:style-name="T48"> </text:span><text:span text:style-name="T63">ожидался</text:span><text:span text:style-name="T48"> </text:span><text:span text:style-name="T63">знак</text:span><text:span text:style-name="T48"> </text:span><text:span text:style-name="T63">+</text:span><text:span text:style-name="T48"> </text:span><text:span text:style-name="T63">-</text:span><text:span text:style-name="T48"> </text:span><text:span text:style-name="T63">*"</text:span><text:span text:style-name="T48"> <text:s text:c="9"/></text:span><text:span text:style-name="T53">&lt;&lt;</text:span><text:span text:style-name="T41">std</text:span><text:span text:style-name="T53">::</text:span>endl<text:span text:style-name="T53">;</text:span><text:span text:style-name="T48"> </text:span><text:span text:style-name="T44">return</text:span><text:span text:style-name="T53">;</text:span></text:p>
      <text:p text:style-name="P33"><text:span text:style-name="T48"><text:s text:c="4"/></text:span><text:span text:style-name="T44">case</text:span><text:span text:style-name="T48"> </text:span><text:span text:style-name="T41">CLOSE_BRACKET_ERROR</text:span><text:span text:style-name="T53">:</text:span><text:span text:style-name="T48"> <text:s/></text:span><text:span text:style-name="T53">out&lt;&lt;</text:span><text:span text:style-name="T63">"</text:span><text:span text:style-name="T48"> <text:s/></text:span><text:span text:style-name="T63">//</text:span><text:span text:style-name="T48"> </text:span><text:span text:style-name="T63">Отсутствует</text:span><text:span text:style-name="T48"> </text:span><text:span text:style-name="T63">закрывающая</text:span><text:span text:style-name="T48"> </text:span><text:span text:style-name="T63">скобка"</text:span><text:span text:style-name="T48"> <text:s text:c="17"/></text:span><text:span text:style-name="T53">&lt;&lt;</text:span><text:span text:style-name="T41">std</text:span><text:span text:style-name="T53">::</text:span>endl<text:span text:style-name="T53">;</text:span><text:span text:style-name="T48"> </text:span><text:span text:style-name="T44">return</text:span><text:span text:style-name="T53">;</text:span></text:p>
      <text:p text:style-name="P33"><text:span text:style-name="T48"><text:s text:c="4"/></text:span><text:span text:style-name="T44">case</text:span><text:span text:style-name="T48"> </text:span><text:span text:style-name="T41">UNKNOWN_SYMBOL</text:span><text:span text:style-name="T53">:</text:span><text:span text:style-name="T48"> <text:s text:c="6"/></text:span><text:span text:style-name="T53">out&lt;&lt;</text:span><text:span text:style-name="T63">"</text:span><text:span text:style-name="T48"> <text:s/></text:span><text:span text:style-name="T63">//</text:span><text:span text:style-name="T48"> </text:span><text:span text:style-name="T63">Неизвестный</text:span><text:span text:style-name="T48"> </text:span><text:span text:style-name="T63">символ,</text:span><text:span text:style-name="T48"> </text:span><text:span text:style-name="T63">ожидалось</text:span><text:span text:style-name="T48"> </text:span><text:span text:style-name="T63">выражение"</text:span><text:span text:style-name="T48"> <text:s text:c="8"/></text:span><text:span text:style-name="T53">&lt;&lt;</text:span><text:span text:style-name="T41">std</text:span><text:span text:style-name="T53">::</text:span>endl<text:span text:style-name="T53">;</text:span><text:span text:style-name="T48"> </text:span><text:span text:style-name="T44">return</text:span><text:span text:style-name="T53">;</text:span></text:p>
      <text:p text:style-name="P33"><text:span text:style-name="T48"><text:s text:c="4"/></text:span><text:span text:style-name="T44">case</text:span><text:span text:style-name="T48"> </text:span><text:span text:style-name="T41">DELIMETER_MISS</text:span><text:span text:style-name="T53">:</text:span><text:span text:style-name="T48"> <text:s text:c="6"/></text:span><text:span text:style-name="T53">out&lt;&lt;</text:span><text:span text:style-name="T63">"</text:span><text:span text:style-name="T48"> <text:s/></text:span><text:span text:style-name="T63">//</text:span><text:span text:style-name="T48"> </text:span><text:span text:style-name="T63">Неизвестный</text:span><text:span text:style-name="T48"> </text:span><text:span text:style-name="T63">символ,</text:span><text:span text:style-name="T48"> </text:span><text:span text:style-name="T63">ожидался</text:span><text:span text:style-name="T48"> </text:span><text:span text:style-name="T63">конец</text:span><text:span text:style-name="T48"> </text:span><text:span text:style-name="T63">выражения"</text:span><text:span text:style-name="T48"> <text:s text:c="3"/></text:span><text:span text:style-name="T53">&lt;&lt;</text:span><text:span text:style-name="T41">std</text:span><text:span text:style-name="T53">::</text:span>endl<text:span text:style-name="T53">;</text:span><text:span text:style-name="T48"> </text:span><text:span text:style-name="T44">return</text:span><text:span text:style-name="T53">;</text:span></text:p>
      <text:p text:style-name="P33"><text:span text:style-name="T48"><text:s text:c="4"/></text:span><text:span text:style-name="T53">}</text:span></text:p>
      <text:p text:style-name="P35">}</text:p>
      <text:p text:style-name="P33"><text:span text:style-name="T44">bool</text:span><text:span text:style-name="T48"> </text:span><text:span text:style-name="T53">isSign(</text:span><text:span text:style-name="T44">char</text:span><text:span text:style-name="T48"> </text:span><text:span text:style-name="T53">c){</text:span></text:p>
      <text:p text:style-name="P33"><text:span text:style-name="T48"><text:s text:c="4"/></text:span><text:span text:style-name="T44">return</text:span><text:span text:style-name="T48"> </text:span><text:span text:style-name="T53">c==</text:span><text:span text:style-name="T63">'-'</text:span><text:span text:style-name="T53">||c==</text:span><text:span text:style-name="T63">'+'</text:span><text:span text:style-name="T53">||c==</text:span><text:span text:style-name="T63">'*'</text:span><text:span text:style-name="T53">;</text:span></text:p>
      <text:p text:style-name="P35">}</text:p>
      <text:p text:style-name="P33"><text:span text:style-name="T44">bool</text:span><text:span text:style-name="T48"> </text:span><text:span text:style-name="T53">isLetter(</text:span><text:span text:style-name="T44">char</text:span><text:span text:style-name="T48"> </text:span><text:span text:style-name="T53">c){</text:span></text:p>
      <text:p text:style-name="P30"><text:span text:style-name="T52"><text:s text:c="4"/></text:span><text:span text:style-name="T47">return</text:span><text:span text:style-name="T52"> </text:span><text:span text:style-name="T64">'a'</text:span><text:span text:style-name="T58">&lt;=c&amp;&amp;</text:span><text:span text:style-name="T64">'z'</text:span><text:span text:style-name="T58">&gt;=c</text:span><text:span text:style-name="T52"> </text:span><text:span text:style-name="T58">||</text:span><text:span text:style-name="T52"> </text:span><text:span text:style-name="T64">'A'</text:span><text:span text:style-name="T58">&lt;=c&amp;&amp;</text:span><text:span text:style-name="T64">'Z'</text:span><text:span text:style-name="T58">&gt;=c;</text:span></text:p>
      <text:p text:style-name="P35">}</text:p>
      <text:p text:style-name="P33"><text:span text:style-name="T41">ANALISIS_RESULT</text:span><text:span text:style-name="T48"> </text:span><text:span text:style-name="T53">analisis(</text:span><text:span text:style-name="T41">std</text:span><text:span text:style-name="T53">::</text:span><text:span text:style-name="T41">istream</text:span><text:span text:style-name="T48"> </text:span><text:span text:style-name="T53">&amp;in,</text:span><text:span text:style-name="T41">std</text:span><text:span text:style-name="T53">::</text:span><text:span text:style-name="T41">ostream</text:span><text:span text:style-name="T48"> </text:span><text:span text:style-name="T53">&amp;out){</text:span></text:p>
      <text:p text:style-name="P33"><text:span text:style-name="T48"><text:s text:c="4"/></text:span><text:span text:style-name="T44">if</text:span><text:span text:style-name="T53">(isLetter(in.peek())){</text:span></text:p>
      <text:p text:style-name="P33"><text:soft-page-break/><text:span text:style-name="T48"><text:s text:c="8"/></text:span><text:span text:style-name="T53">out&lt;&lt;(</text:span><text:span text:style-name="T44">char</text:span><text:span text:style-name="T53">)in.get();</text:span></text:p>
      <text:p text:style-name="P33"><text:span text:style-name="T48"><text:s text:c="8"/></text:span><text:span text:style-name="T44">return</text:span><text:span text:style-name="T48"> </text:span><text:span text:style-name="T41">OK</text:span><text:span text:style-name="T53">;</text:span></text:p>
      <text:p text:style-name="P36"><text:span text:style-name="T48"><text:s text:c="4"/></text:span><text:span text:style-name="T53">}</text:span></text:p>
      <text:p text:style-name="P33"><text:span text:style-name="T48"><text:s text:c="4"/></text:span><text:span text:style-name="T44">if</text:span><text:span text:style-name="T53">(</text:span><text:span text:style-name="T63">'('</text:span><text:span text:style-name="T53">==in.peek()){</text:span></text:p>
      <text:p text:style-name="P33"><text:span text:style-name="T48"><text:s text:c="8"/></text:span><text:span text:style-name="T53">out&lt;&lt;(</text:span><text:span text:style-name="T44">char</text:span><text:span text:style-name="T53">)in.get();</text:span></text:p>
      <text:p text:style-name="P33"><text:span text:style-name="T48"><text:s text:c="8"/></text:span><text:span text:style-name="T41">ANALISIS_RESULT</text:span><text:span text:style-name="T48"> </text:span><text:span text:style-name="T53">res=analisis(in,</text:span><text:span text:style-name="T48"> </text:span><text:span text:style-name="T53">out);</text:span></text:p>
      <text:p text:style-name="P36"><text:span text:style-name="T48"><text:s text:c="8"/></text:span><text:span text:style-name="T44">if</text:span><text:span text:style-name="T53">(</text:span><text:span text:style-name="T41">OK</text:span><text:span text:style-name="T53">!=res)</text:span><text:span text:style-name="T44">return</text:span><text:span text:style-name="T48"> </text:span><text:span text:style-name="T53">res;</text:span></text:p>
      <text:p text:style-name="P33"><text:span text:style-name="T48"><text:s text:c="8"/></text:span><text:span text:style-name="T44">if</text:span><text:span text:style-name="T53">(!isSign(in.peek())){</text:span></text:p>
      <text:p text:style-name="P33"><text:span text:style-name="T48"><text:s text:c="12"/></text:span><text:span text:style-name="T53">out&lt;&lt;(</text:span><text:span text:style-name="T44">char</text:span><text:span text:style-name="T53">)in.peek();</text:span></text:p>
      <text:p text:style-name="P33"><text:span text:style-name="T48"><text:s text:c="12"/></text:span><text:span text:style-name="T44">return</text:span><text:span text:style-name="T48"> </text:span><text:span text:style-name="T41">INCORRECT_SIGN</text:span><text:span text:style-name="T53">;</text:span></text:p>
      <text:p text:style-name="P33"><text:span text:style-name="T48"><text:s text:c="8"/></text:span><text:span text:style-name="T53">}</text:span></text:p>
      <text:p text:style-name="P36"><text:span text:style-name="T48"><text:s text:c="8"/></text:span><text:span text:style-name="T53">out&lt;&lt;(</text:span><text:span text:style-name="T44">char</text:span><text:span text:style-name="T53">)in.get();</text:span></text:p>
      <text:p text:style-name="P33"><text:span text:style-name="T48"><text:s text:c="8"/></text:span><text:span text:style-name="T53">res=analisis(in,out);</text:span></text:p>
      <text:p text:style-name="P36"><text:span text:style-name="T48"><text:s text:c="8"/></text:span><text:span text:style-name="T44">if</text:span><text:span text:style-name="T53">(</text:span><text:span text:style-name="T41">OK</text:span><text:span text:style-name="T53">!=res)</text:span><text:span text:style-name="T44">return</text:span><text:span text:style-name="T48"> </text:span><text:span text:style-name="T53">res;</text:span></text:p>
      <text:p text:style-name="P33"><text:span text:style-name="T48"><text:s text:c="8"/></text:span><text:span text:style-name="T44">if</text:span><text:span text:style-name="T53">(in.peek()!=</text:span><text:span text:style-name="T63">')'</text:span><text:span text:style-name="T53">){</text:span></text:p>
      <text:p text:style-name="P33"><text:span text:style-name="T48"><text:s text:c="12"/></text:span><text:span text:style-name="T53">out&lt;&lt;(</text:span><text:span text:style-name="T44">char</text:span><text:span text:style-name="T53">)in.peek();</text:span></text:p>
      <text:p text:style-name="P33"><text:span text:style-name="T48"><text:s text:c="12"/></text:span><text:span text:style-name="T44">return</text:span><text:span text:style-name="T48"> </text:span><text:span text:style-name="T41">CLOSE_BRACKET_ERROR</text:span><text:span text:style-name="T53">;</text:span></text:p>
      <text:p text:style-name="P33"><text:span text:style-name="T48"><text:s text:c="8"/></text:span><text:span text:style-name="T53">}</text:span></text:p>
      <text:p text:style-name="P36"><text:span text:style-name="T48"><text:s text:c="8"/></text:span><text:span text:style-name="T53">out&lt;&lt;(</text:span><text:span text:style-name="T44">char</text:span><text:span text:style-name="T53">)in.get();</text:span></text:p>
      <text:p text:style-name="P33"><text:span text:style-name="T48"><text:s text:c="8"/></text:span><text:span text:style-name="T44">return</text:span><text:span text:style-name="T48"> </text:span><text:span text:style-name="T41">OK</text:span><text:span text:style-name="T53">;</text:span></text:p>
      <text:p text:style-name="P36"><text:span text:style-name="T48"><text:s text:c="4"/></text:span><text:span text:style-name="T53">}</text:span></text:p>
      <text:p text:style-name="P33"><text:span text:style-name="T48"><text:s text:c="4"/></text:span><text:span text:style-name="T53">out&lt;&lt;(</text:span><text:span text:style-name="T44">char</text:span><text:span text:style-name="T53">)in.peek();</text:span></text:p>
      <text:p text:style-name="P33"><text:span text:style-name="T48"><text:s text:c="4"/></text:span><text:span text:style-name="T44">return</text:span><text:span text:style-name="T48"> </text:span><text:span text:style-name="T41">UNKNOWN_SYMBOL</text:span><text:span text:style-name="T53">;</text:span></text:p>
      <text:p text:style-name="P35">}</text:p>
      <text:p text:style-name="P33"><text:span text:style-name="T41">ANALISIS_RESULT</text:span><text:span text:style-name="T48"> </text:span><text:span text:style-name="T53">analisisAndControlLastSymbol(</text:span><text:span text:style-name="T41">std</text:span><text:span text:style-name="T53">::</text:span><text:span text:style-name="T41">istream</text:span><text:span text:style-name="T48"> </text:span><text:span text:style-name="T53">&amp;in,</text:span><text:span text:style-name="T41">std</text:span><text:span text:style-name="T53">::</text:span><text:span text:style-name="T41">ostream</text:span><text:span text:style-name="T48"> </text:span><text:span text:style-name="T53">&amp;out){</text:span></text:p>
      <text:p text:style-name="P33"><text:span text:style-name="T48"><text:s text:c="4"/></text:span><text:span text:style-name="T41">ANALISIS_RESULT</text:span><text:span text:style-name="T48"> </text:span><text:span text:style-name="T53">res=analisis(in,out);</text:span></text:p>
      <text:p text:style-name="P33"><text:span text:style-name="T48"><text:s text:c="4"/></text:span><text:span text:style-name="T44">if</text:span><text:span text:style-name="T53">(</text:span><text:span text:style-name="T41">OK</text:span><text:span text:style-name="T53">!=res)</text:span><text:span text:style-name="T44">return</text:span><text:span text:style-name="T48"> </text:span><text:span text:style-name="T53">res;</text:span></text:p>
      <text:p text:style-name="P33"><text:span text:style-name="T48"><text:s text:c="4"/></text:span><text:span text:style-name="T44">if</text:span><text:span text:style-name="T53">(in.peek()!=</text:span><text:span text:style-name="T63">'\n'</text:span><text:span text:style-name="T53">&amp;&amp;in.peek()!=</text:span><text:span text:style-name="T63">'</text:span><text:span text:style-name="T48"> </text:span><text:span text:style-name="T63">'</text:span><text:span text:style-name="T53">&amp;&amp;in.peek()!=</text:span><text:span text:style-name="T63">'\0'</text:span><text:span text:style-name="T53">&amp;&amp;in.peek()!=</text:span>EOF<text:span text:style-name="T53">){</text:span></text:p>
      <text:p text:style-name="P33"><text:span text:style-name="T48"><text:s text:c="8"/></text:span><text:span text:style-name="T53">out&lt;&lt;(</text:span><text:span text:style-name="T44">char</text:span><text:span text:style-name="T53">)in.peek();</text:span></text:p>
      <text:p text:style-name="P33"><text:span text:style-name="T48"><text:s text:c="8"/></text:span><text:span text:style-name="T44">return</text:span><text:span text:style-name="T48"> </text:span><text:span text:style-name="T41">DELIMETER_MISS</text:span><text:span text:style-name="T53">;</text:span></text:p>
      <text:p text:style-name="P33"><text:span text:style-name="T48"><text:s text:c="4"/></text:span><text:span text:style-name="T53">}</text:span></text:p>
      <text:p text:style-name="P33"><text:span text:style-name="T48"><text:s text:c="4"/></text:span><text:span text:style-name="T44">return</text:span><text:span text:style-name="T48"> </text:span><text:span text:style-name="T41">OK</text:span><text:span text:style-name="T53">;</text:span></text:p>
      <text:p text:style-name="P35">}</text:p>
      <text:p text:style-name="P32"/>
      <text:p text:style-name="P33"><text:span text:style-name="T44">int</text:span><text:span text:style-name="T48"> </text:span><text:span text:style-name="T53">main(){</text:span></text:p>
      <text:p text:style-name="P33"><text:span text:style-name="T48"><text:s text:c="4"/></text:span><text:span text:style-name="T41">std</text:span><text:span text:style-name="T53">::</text:span>cout<text:span text:style-name="T53">&lt;&lt;</text:span><text:span text:style-name="T63">"строка:</text:span><text:span text:style-name="T48"> </text:span><text:span text:style-name="T63">"</text:span><text:span text:style-name="T53">;</text:span></text:p>
      <text:p text:style-name="P83"><text:span text:style-name="T48"><text:s text:c="4"/></text:span><text:span text:style-name="T41">ANALISIS_RESULT</text:span><text:span text:style-name="T48"> </text:span><text:span text:style-name="T53">res=analisisAndControlLastSymbol(</text:span><text:span text:style-name="T41">std</text:span><text:span text:style-name="T53">::c</text:span><text:span text:style-name="T59">in</text:span><text:span text:style-name="T53">,</text:span><text:span text:style-name="T41">std</text:span><text:span text:style-name="T53">::</text:span>cout<text:span text:style-name="T53">);</text:span></text:p>
      <text:p text:style-name="P33"><text:span text:style-name="T48"><text:s text:c="4"/></text:span><text:span text:style-name="T53">printResult(</text:span><text:span text:style-name="T41">std</text:span><text:span text:style-name="T53">::</text:span>cout<text:span text:style-name="T53">,res);</text:span></text:p>
      <text:p text:style-name="P33"><text:span text:style-name="T48"><text:s text:c="4"/></text:span><text:span text:style-name="T44">return</text:span><text:span text:style-name="T48"> </text:span><text:span text:style-name="T65">0</text:span><text:span text:style-name="T53">;</text:span></text:p>
      <text:p text:style-name="P82"><text:span text:style-name="T58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ru" fo:country="RU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padding="0cm" fo:border="non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ru" fo:country="RU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1.905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3.175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635cm" fo:margin-left="4.445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5.715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6.98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635cm" fo:margin-left="8.255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9.525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10.795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635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.75cm" fo:margin-bottom="0cm" loext:contextual-spacing="false" fo:line-height="100%" fo:text-align="end" style:justify-single-word="false" fo:text-indent="0cm" style:auto-text-indent="false" fo:break-before="page" fo:padding="0cm" fo:border="none"/>
      <style:text-properties style:text-position="0% 100%" style:font-name="Times New Roman" fo:font-size="12pt" fo:font-weight="normal" style:font-name-asian="Times New Roman1" style:font-size-asian="12pt" style:font-weight-asian="normal" style:font-name-complex="Times New Roman1" style:font-size-complex="12pt"/>
    </style:style>
    <style:style style:name="MP2" style:family="paragraph" style:parent-style-name="Standard">
      <style:paragraph-properties fo:margin-top="0cm" fo:margin-bottom="0cm" loext:contextual-spacing="false" fo:line-height="100%" fo:text-align="center" style:justify-single-word="false" fo:padding="0cm" fo:border="none">
        <style:tab-stops>
          <style:tab-stop style:position="17.002cm" style:type="right"/>
        </style:tab-stops>
      </style:paragraph-properties>
      <style:text-properties fo:background-color="transparent"/>
    </style:style>
    <style:style style:name="MP3" style:family="paragraph" style:parent-style-name="Standard">
      <style:paragraph-properties fo:margin-top="0cm" fo:margin-bottom="1.251cm" loext:contextual-spacing="false" fo:line-height="100%" fo:padding="0cm" fo:border="none"/>
      <style:text-properties style:text-position="0% 100%" style:font-name="Times New Roman" fo:font-size="12pt" fo:font-weight="normal" style:font-name-asian="Times New Roman1" style:font-size-asian="12pt" style:font-weight-asian="normal" style:font-name-complex="Times New Roman1" style:font-size-complex="12pt"/>
    </style:style>
    <style:page-layout style:name="Mpm1">
      <style:page-layout-properties fo:page-width="21.001cm" fo:page-height="29.7cm" style:num-format="1" style:print-orientation="portrait" fo:margin-top="0cm" fo:margin-bottom="1.27cm" fo:margin-left="3cm" fo:margin-right="1cm" fo:background-color="#ffffff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draw:fill-image-width="0cm" draw:fill-image-height="0cm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2cm" fo:margin-left="0cm" fo:margin-right="0cm" fo:margin-bottom="1.9cm" style:dynamic-spacing="true"/>
      </style:header-style>
      <style:footer-style>
        <style:header-footer-properties fo:min-height="0.73cm" fo:margin-left="0cm" fo:margin-right="0cm" fo:margin-top="0.63cm" style:shadow="none" fo:background-color="transparent" style:dynamic-spacing="true" draw:fill="none" draw:fill-color="#729fcf" draw:fill-image-width="0cm" draw:fill-image-height="0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fo:background-color="#ffffff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footer>
        <text:p text:style-name="MP2"><text:page-number text:select-page="current">7</text:page-number></text:p>
        <text:p text:style-name="MP3"/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9-18T19:37:57.188816332</dc:date>
    <meta:editing-duration>PT1H11M8S</meta:editing-duration>
    <meta:editing-cycles>17</meta:editing-cycles>
    <meta:document-statistic meta:table-count="2" meta:image-count="0" meta:object-count="0" meta:page-count="8" meta:paragraph-count="195" meta:word-count="933" meta:character-count="8543" meta:non-whitespace-character-count="7278"/>
  </office:meta>
</office:document-meta>
</file>